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.64pt"/>
    </style:style>
    <style:style style:name="co2" style:family="table-column">
      <style:table-column-properties fo:break-before="auto" style:column-width="47.25pt"/>
    </style:style>
    <style:style style:name="co3" style:family="table-column">
      <style:table-column-properties fo:break-before="auto" style:column-width="27.81pt"/>
    </style:style>
    <style:style style:name="co4" style:family="table-column">
      <style:table-column-properties fo:break-before="auto" style:column-width="23.61pt"/>
    </style:style>
    <style:style style:name="co5" style:family="table-column">
      <style:table-column-properties fo:break-before="auto" style:column-width="30.56pt"/>
    </style:style>
    <style:style style:name="co6" style:family="table-column">
      <style:table-column-properties fo:break-before="auto" style:column-width="25.71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4.14pt"/>
    </style:style>
    <style:style style:name="co9" style:family="table-column">
      <style:table-column-properties fo:break-before="auto" style:column-width="40.99pt"/>
    </style:style>
    <style:style style:name="co10" style:family="table-column">
      <style:table-column-properties fo:break-before="auto" style:column-width="34.04pt"/>
    </style:style>
    <style:style style:name="co11" style:family="table-column">
      <style:table-column-properties fo:break-before="auto" style:column-width="43.74pt"/>
    </style:style>
    <style:style style:name="co12" style:family="table-column">
      <style:table-column-properties fo:break-before="auto" style:column-width="39.6pt"/>
    </style:style>
    <style:style style:name="co13" style:family="table-column">
      <style:table-column-properties fo:break-before="auto" style:column-width="45.16pt"/>
    </style:style>
    <style:style style:name="co14" style:family="table-column">
      <style:table-column-properties fo:break-before="auto" style:column-width="38.21pt"/>
    </style:style>
    <style:style style:name="co15" style:family="table-column">
      <style:table-column-properties fo:break-before="auto" style:column-width="41.64pt"/>
    </style:style>
    <style:style style:name="co16" style:family="table-column">
      <style:table-column-properties fo:break-before="auto" style:column-width="4.9pt"/>
    </style:style>
    <style:style style:name="co17" style:family="table-column">
      <style:table-column-properties fo:break-before="auto" style:column-width="221.56pt"/>
    </style:style>
    <style:style style:name="co18" style:family="table-column">
      <style:table-column-properties fo:break-before="auto" style:column-width="3.49pt"/>
    </style:style>
    <style:style style:name="co19" style:family="table-column">
      <style:table-column-properties fo:break-before="auto" style:column-width="81.24pt"/>
    </style:style>
    <style:style style:name="co2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6.75pt" fo:break-before="auto" style:use-optimal-row-height="fals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2.49pt solid #000000" fo:background-color="#666666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fo:background-color="#b7b7b7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99999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b7b7b7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fo:background-color="#b7b7b7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fo:background-color="#b7b7b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fo:background-color="#b7b7b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2.49pt solid #000000" fo:background-color="#666666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000000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fo:background-color="#666666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none" fo:background-color="#000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b7b7b7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f3f3f3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000000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434343" fo:border="none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434343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fo:background-color="#43434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434343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666666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ackground-color="#43434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fo:color="#ffffff" style:font-style-asian="normal" style:font-weight-complex="normal" style:font-weight-asian="normal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" style:family="text">
      <style:text-properties style:font-name="Arial" fo:color="#ffffff" style:font-style-asian="normal" style:font-weight-complex="normal" style:font-weight-asian="normal" style:font-name-complex="Arial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6pt" style:font-size-asian="6pt" style:font-size-complex="6pt"/>
    </style:style>
    <style:style style:name="T3" style:family="text">
      <style:text-properties style:font-name="Arial" fo:color="#ffffff" style:font-style-asian="normal" style:font-weight-complex="bold" style:font-weight-asian="bold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4" style:family="text">
      <style:text-properties style:font-name="Arial" fo:color="#ffffff" style:font-style-asian="normal" style:font-weight-complex="bold" style:font-weight-asian="bold" style:font-name-complex="Aria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6pt" style:font-size-asian="6pt" style:font-size-complex="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number-columns-repeated="1001" table:default-cell-style-name="Default"/>
        <table:table-row table:style-name="ro1">
          <table:table-cell table:style-name="ce1" table:number-columns-repeated="2"/>
          <table:table-cell table:style-name="ce1" table:formula="of:=textjoin(&quot; &quot;; 1; IF([.C3]=1; 1; 0); &quot;+&quot;; IF([.D3]=1; 1; 0))" office:value-type="string" office:string-value="" calcext:value-type="error">
            <text:p>#NAME?</text:p>
          </table:table-cell>
          <table:table-cell table:style-name="ce1" table:number-columns-repeated="6"/>
          <table:table-cell table:style-name="ce47"/>
          <table:table-cell table:style-name="ce49" table:number-columns-repeated="6"/>
          <table:table-cell table:style-name="ce54"/>
          <table:table-cell table:style-name="ce1" table:number-columns-repeated="6"/>
          <table:table-cell table:number-columns-repeated="1001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X</text:span><text:span text:style-name="T2">(10)</text:span></text:p>
          </table:table-cell>
          <table:table-cell table:style-name="ce8" office:value-type="string" calcext:value-type="string">
            <text:p>2⁵</text:p>
          </table:table-cell>
          <table:table-cell table:style-name="ce8" office:value-type="string" calcext:value-type="string">
            <text:p>2⁴</text:p>
          </table:table-cell>
          <table:table-cell table:style-name="ce8" office:value-type="string" calcext:value-type="string">
            <text:p>2³</text:p>
          </table:table-cell>
          <table:table-cell table:style-name="ce8" office:value-type="string" calcext:value-type="string">
            <text:p>2²</text:p>
          </table:table-cell>
          <table:table-cell table:style-name="ce8" office:value-type="string" calcext:value-type="string">
            <text:p>2¹</text:p>
          </table:table-cell>
          <table:table-cell table:style-name="ce39" office:value-type="string" calcext:value-type="string">
            <text:p>2⁰</text:p>
          </table:table-cell>
          <table:table-cell table:style-name="ce41"/>
          <table:table-cell table:style-name="ce48" office:value-type="string" calcext:value-type="string">
            <text:p>2-¹</text:p>
          </table:table-cell>
          <table:table-cell table:style-name="ce8" office:value-type="string" calcext:value-type="string">
            <text:p>2-²</text:p>
          </table:table-cell>
          <table:table-cell table:style-name="ce8" office:value-type="string" calcext:value-type="string">
            <text:p>2-³</text:p>
          </table:table-cell>
          <table:table-cell table:style-name="ce8" office:value-type="string" calcext:value-type="string">
            <text:p>2-⁴</text:p>
          </table:table-cell>
          <table:table-cell table:style-name="ce8" office:value-type="string" calcext:value-type="string">
            <text:p>2-⁵</text:p>
          </table:table-cell>
          <table:table-cell table:style-name="ce8" office:value-type="string" calcext:value-type="string">
            <text:p>2-⁶</text:p>
          </table:table-cell>
          <table:table-cell table:style-name="ce8" office:value-type="string" calcext:value-type="string">
            <text:p>2-⁷</text:p>
          </table:table-cell>
          <table:table-cell table:style-name="ce8" office:value-type="string" calcext:value-type="string">
            <text:p>2-⁸</text:p>
          </table:table-cell>
          <table:table-cell table:style-name="ce55" table:number-columns-spanned="2" table:number-rows-spanned="1"/>
          <table:covered-table-cell/>
          <table:table-cell table:style-name="ce65" office:value-type="string" calcext:value-type="string">
            <text:p><text:span text:style-name="T1">∑</text:span><text:span text:style-name="T2">(10)</text:span></text:p>
          </table:table-cell>
          <table:table-cell table:style-name="ce71"/>
          <table:table-cell table:style-name="ce65" office:value-type="string" calcext:value-type="string">
            <text:p><text:span text:style-name="T1">x</text:span><text:span text:style-name="T2">(4)</text:span>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3" table:formula="of:=(BIN2DEC([.C3]) *pow(2; 5)) +(BIN2DEC([.D3]) *pow(2; 4)) +(BIN2DEC([.E3]) *pow(2; 3)) +(BIN2DEC([.F3]) *pow(2; 2)) +(BIN2DEC([.G3]) *pow(2; 1)) +(BIN2DEC([.H3]) *pow(2; 0)) + (pow(2;-1)*[.J3]) + (pow(2;-2)*[.K3]) + (pow(2;-3)*[.L3]) + (pow(2;-4)*[.M3]) + (pow(2;-5)*[.N3]) + (pow(2;-6)*[.O3]) + (pow(2;-7)*[.P3]) + (pow(2;-8)*[.Q3])" office:value-type="float" office:value="0.28125" calcext:value-type="float" table:number-columns-spanned="1" table:number-rows-spanned="3">
            <text:p>0.28125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42"/>
          <table:table-cell table:style-name="ce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56"/>
          <table:table-cell table:style-name="ce58"/>
          <table:table-cell table:style-name="ce66" table:formula="of:=textjoin(&quot; + &quot;; 1; IF(([.C5]+[.D5]) = 0; &quot;&quot;; ([.C5]+[.D5])*[.D4]); IF(([.E5]+[.F5]) = 0; &quot;&quot;; ([.E5]+[.F5])*[.F4]); IF(([.G5]+[.H5]) = 0; &quot;&quot;; ([.G5]+[.H5])*[.H4]); IF(([.J5]+[.K5]) = 0; &quot;&quot;; textjoin(&quot;&quot;; 1; [.J5]+[.K5];[.K4])); IF(([.L5]+[.M5]) = 0; &quot;&quot;; textjoin(&quot;&quot;; 1; [.L5]+[.M5];[.M4])); IF(([.N5]+[.O5]) = 0; &quot;&quot;; textjoin(&quot;&quot;; 1; [.N5]+[.O5];[.O4])); IF(([.P5]+[.Q5]) = 0; &quot;&quot;; textjoin(&quot;&quot;; 1; [.P5]+[.Q5];[.Q4]));)" office:value-type="string" office:string-value="" calcext:value-type="error">
            <text:p>#VALUE!</text:p>
          </table:table-cell>
          <table:table-cell table:style-name="ce62"/>
          <table:table-cell table:style-name="ce66" table:formula="of:=textjoin(&quot;&quot;; 1; [.C5]+[.D5]; [.E5]+[.F5]; [.G5] + [.H5]; &quot;,&quot; ; [.J5]+[.K5]; [.L5]+[.M5]; [.N5]+[.O5]; [.P5]+[.Q5])" office:value-type="string" office:string-value="" calcext:value-type="error">
            <text:p>#VALUE!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4"/>
          <table:table-cell table:style-name="ce10" office:value-type="string" calcext:value-type="string">
            <text:p>4² =</text:p>
          </table:table-cell>
          <table:table-cell table:style-name="ce21" table:formula="of:=pow(4; 2)" office:value-type="float" office:value="16" calcext:value-type="float">
            <text:p>16</text:p>
          </table:table-cell>
          <table:table-cell table:style-name="ce10" office:value-type="string" calcext:value-type="string">
            <text:p>4¹ =</text:p>
          </table:table-cell>
          <table:table-cell table:style-name="ce21" table:formula="of:=pow(4; 1)" office:value-type="float" office:value="4" calcext:value-type="float">
            <text:p>4</text:p>
          </table:table-cell>
          <table:table-cell table:style-name="ce10" office:value-type="string" calcext:value-type="string">
            <text:p>4⁰ =</text:p>
          </table:table-cell>
          <table:table-cell table:style-name="ce21" table:formula="of:=pow(4; 0)" office:value-type="float" office:value="1" calcext:value-type="float">
            <text:p>1</text:p>
          </table:table-cell>
          <table:table-cell table:style-name="ce43"/>
          <table:table-cell table:style-name="ce10" office:value-type="string" calcext:value-type="string">
            <text:p>4-¹ =</text:p>
          </table:table-cell>
          <table:table-cell table:style-name="ce21" office:value-type="string" calcext:value-type="string">
            <text:p>/4</text:p>
          </table:table-cell>
          <table:table-cell table:style-name="ce10" office:value-type="string" calcext:value-type="string">
            <text:p>4-² =</text:p>
          </table:table-cell>
          <table:table-cell table:style-name="ce21" office:value-type="string" calcext:value-type="string">
            <text:p>/16</text:p>
          </table:table-cell>
          <table:table-cell table:style-name="ce10" office:value-type="string" calcext:value-type="string">
            <text:p>4-³ =</text:p>
          </table:table-cell>
          <table:table-cell table:style-name="ce21" office:value-type="string" calcext:value-type="string">
            <text:p>/64</text:p>
          </table:table-cell>
          <table:table-cell table:style-name="ce10" office:value-type="string" calcext:value-type="string">
            <text:p>4-⁴ =</text:p>
          </table:table-cell>
          <table:table-cell table:style-name="ce31" office:value-type="string" calcext:value-type="string">
            <text:p>/256</text:p>
          </table:table-cell>
          <table:table-cell table:style-name="ce56"/>
          <table:table-cell table:style-name="ce58"/>
          <table:table-cell table:style-name="ce61" table:number-columns-spanned="3" table:number-rows-spanned="2"/>
          <table:covered-table-cell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5"/>
          <table:table-cell table:style-name="ce11" table:formula="of:=IF([.C3]=1; 2; &quot;&quot;)">
            <text:p/>
          </table:table-cell>
          <table:table-cell table:style-name="ce22" table:formula="of:=IF([.D3]=1; 1; &quot;&quot;)">
            <text:p/>
          </table:table-cell>
          <table:table-cell table:style-name="ce11" table:formula="of:=IF([.E3]=1; 2; &quot;&quot;)">
            <text:p/>
          </table:table-cell>
          <table:table-cell table:style-name="ce22" table:formula="of:=IF([.F3]=1; 1; &quot;&quot;)">
            <text:p/>
          </table:table-cell>
          <table:table-cell table:style-name="ce11" table:formula="of:=IF([.G3]=1; 2; &quot;&quot;)">
            <text:p/>
          </table:table-cell>
          <table:table-cell table:style-name="ce22" table:formula="of:=IF([.H3]=1; 1; &quot;&quot;)">
            <text:p/>
          </table:table-cell>
          <table:table-cell table:style-name="ce44"/>
          <table:table-cell table:style-name="ce11" table:formula="of:=IF([.J3]=1; 2; &quot;&quot;)">
            <text:p/>
          </table:table-cell>
          <table:table-cell table:style-name="ce22" table:formula="of:=IF([.K3]=1; 1; &quot;&quot;)" office:value-type="float" office:value="1" calcext:value-type="float">
            <text:p>1</text:p>
          </table:table-cell>
          <table:table-cell table:style-name="ce11" table:formula="of:=IF([.L3]=1; 2; &quot;&quot;)">
            <text:p/>
          </table:table-cell>
          <table:table-cell table:style-name="ce22" table:formula="of:=IF([.M3]=1; 1; &quot;&quot;)">
            <text:p/>
          </table:table-cell>
          <table:table-cell table:style-name="ce11" table:formula="of:=IF([.N3]=1; 2; &quot;&quot;)" office:value-type="float" office:value="2" calcext:value-type="float">
            <text:p>2</text:p>
          </table:table-cell>
          <table:table-cell table:style-name="ce22" table:formula="of:=IF([.O3]=1; 1; &quot;&quot;)">
            <text:p/>
          </table:table-cell>
          <table:table-cell table:style-name="ce11" table:formula="of:=IF([.P3]=1; 2; &quot;&quot;)">
            <text:p/>
          </table:table-cell>
          <table:table-cell table:style-name="ce22" table:formula="of:=IF([.Q3]=1; 1; &quot;&quot;)">
            <text:p/>
          </table:table-cell>
          <table:table-cell table:style-name="ce56"/>
          <table:table-cell table:style-name="ce58"/>
          <table:covered-table-cell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table:formula="of:=(BIN2DEC([.C6]) *pow(2; 5)) +(BIN2DEC([.D6]) *pow(2; 4)) +(BIN2DEC([.E6]) *pow(2; 3)) +(BIN2DEC([.F6]) *pow(2; 2)) +(BIN2DEC([.G6]) *pow(2; 1)) +(BIN2DEC([.H6]) *pow(2; 0)) + (pow(2;-1)*[.J6]) + (pow(2;-2)*[.K6]) + (pow(2;-3)*[.L6]) + (pow(2;-4)*[.M6]) + (pow(2;-5)*[.N6]) + (pow(2;-6)*[.O6]) + (pow(2;-7)*[.P6]) + (pow(2;-8)*[.Q6])" office:value-type="float" office:value="0.578125" calcext:value-type="float" table:number-columns-spanned="1" table:number-rows-spanned="3">
            <text:p>0.578125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2"/>
          <table:table-cell table:style-name="ce1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56"/>
          <table:table-cell table:style-name="ce58"/>
          <table:table-cell table:style-name="ce66" table:formula="of:=textjoin(&quot; + &quot;; 1; IF(([.C8]+[.D8]) = 0; &quot;&quot;; ([.C8]+[.D8])*[.D7]); IF(([.E8]+[.F8]) = 0; &quot;&quot;; ([.E8]+[.F8])*[.F7]); IF(([.G8]+[.H8]) = 0; &quot;&quot;; ([.G8]+[.H8])*[.H7]); IF(([.J8]+[.K8]) = 0; &quot;&quot;; textjoin(&quot;&quot;; 1; [.J8]+[.K8];[.K7])); IF(([.L8]+[.M8]) = 0; &quot;&quot;; textjoin(&quot;&quot;; 1; [.L8]+[.M8];[.M7])); IF(([.N8]+[.O8]) = 0; &quot;&quot;; textjoin(&quot;&quot;; 1; [.N8]+[.O8];[.O7])); IF(([.P8]+[.Q8]) = 0; &quot;&quot;; textjoin(&quot;&quot;; 1; [.P8]+[.Q8];[.Q7]));)" office:value-type="string" office:string-value="" calcext:value-type="error">
            <text:p>#VALUE!</text:p>
          </table:table-cell>
          <table:table-cell table:style-name="ce62"/>
          <table:table-cell table:style-name="ce66" table:formula="of:=textjoin(&quot;&quot;; 1; [.C8]+[.D8]; [.E8]+[.F8]; [.G8] + [.H8]; &quot;,&quot; ; [.J8]+[.K8]; [.L8]+[.M8]; [.N8]+[.O8]; [.P8]+[.Q8])" office:value-type="string" office:string-value="" calcext:value-type="error">
            <text:p>#VALUE!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4"/>
          <table:table-cell table:style-name="ce13" office:value-type="string" calcext:value-type="string">
            <text:p>4² =</text:p>
          </table:table-cell>
          <table:table-cell table:style-name="ce24" table:formula="of:=pow(4; 2)" office:value-type="float" office:value="16" calcext:value-type="float">
            <text:p>16</text:p>
          </table:table-cell>
          <table:table-cell table:style-name="ce13" office:value-type="string" calcext:value-type="string">
            <text:p>4¹ =</text:p>
          </table:table-cell>
          <table:table-cell table:style-name="ce24" table:formula="of:=pow(4; 1)" office:value-type="float" office:value="4" calcext:value-type="float">
            <text:p>4</text:p>
          </table:table-cell>
          <table:table-cell table:style-name="ce13" office:value-type="string" calcext:value-type="string">
            <text:p>4⁰ =</text:p>
          </table:table-cell>
          <table:table-cell table:style-name="ce24" table:formula="of:=pow(4; 0)" office:value-type="float" office:value="1" calcext:value-type="float">
            <text:p>1</text:p>
          </table:table-cell>
          <table:table-cell table:style-name="ce43"/>
          <table:table-cell table:style-name="ce13" office:value-type="string" calcext:value-type="string">
            <text:p>4-¹ =</text:p>
          </table:table-cell>
          <table:table-cell table:style-name="ce24" office:value-type="string" calcext:value-type="string">
            <text:p>/4</text:p>
          </table:table-cell>
          <table:table-cell table:style-name="ce13" office:value-type="string" calcext:value-type="string">
            <text:p>4-² =</text:p>
          </table:table-cell>
          <table:table-cell table:style-name="ce24" office:value-type="string" calcext:value-type="string">
            <text:p>/16</text:p>
          </table:table-cell>
          <table:table-cell table:style-name="ce13" office:value-type="string" calcext:value-type="string">
            <text:p>4-³ =</text:p>
          </table:table-cell>
          <table:table-cell table:style-name="ce24" office:value-type="string" calcext:value-type="string">
            <text:p>/64</text:p>
          </table:table-cell>
          <table:table-cell table:style-name="ce13" office:value-type="string" calcext:value-type="string">
            <text:p>4-⁴ =</text:p>
          </table:table-cell>
          <table:table-cell table:style-name="ce32" office:value-type="string" calcext:value-type="string">
            <text:p>/256</text:p>
          </table:table-cell>
          <table:table-cell table:style-name="ce56"/>
          <table:table-cell table:style-name="ce58"/>
          <table:table-cell table:style-name="ce61" table:number-columns-spanned="3" table:number-rows-spanned="2"/>
          <table:covered-table-cell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5"/>
          <table:table-cell table:style-name="ce14" table:formula="of:=IF([.C6]=1; 2; &quot;&quot;)">
            <text:p/>
          </table:table-cell>
          <table:table-cell table:style-name="ce25" table:formula="of:=IF([.D6]=1; 1; &quot;&quot;)">
            <text:p/>
          </table:table-cell>
          <table:table-cell table:style-name="ce14" table:formula="of:=IF([.E6]=1; 2; &quot;&quot;)">
            <text:p/>
          </table:table-cell>
          <table:table-cell table:style-name="ce25" table:formula="of:=IF([.F6]=1; 1; &quot;&quot;)">
            <text:p/>
          </table:table-cell>
          <table:table-cell table:style-name="ce14" table:formula="of:=IF([.G6]=1; 2; &quot;&quot;)">
            <text:p/>
          </table:table-cell>
          <table:table-cell table:style-name="ce25" table:formula="of:=IF([.H6]=1; 1; &quot;&quot;)">
            <text:p/>
          </table:table-cell>
          <table:table-cell table:style-name="ce44"/>
          <table:table-cell table:style-name="ce14" table:formula="of:=IF([.J6]=1; 2; &quot;&quot;)" office:value-type="float" office:value="2" calcext:value-type="float">
            <text:p>2</text:p>
          </table:table-cell>
          <table:table-cell table:style-name="ce25" table:formula="of:=IF([.K6]=1; 1; &quot;&quot;)">
            <text:p/>
          </table:table-cell>
          <table:table-cell table:style-name="ce14" table:formula="of:=IF([.L6]=1; 2; &quot;&quot;)">
            <text:p/>
          </table:table-cell>
          <table:table-cell table:style-name="ce25" table:formula="of:=IF([.M6]=1; 1; &quot;&quot;)" office:value-type="float" office:value="1" calcext:value-type="float">
            <text:p>1</text:p>
          </table:table-cell>
          <table:table-cell table:style-name="ce14" table:formula="of:=IF([.N6]=1; 2; &quot;&quot;)">
            <text:p/>
          </table:table-cell>
          <table:table-cell table:style-name="ce25" table:formula="of:=IF([.O6]=1; 1; &quot;&quot;)" office:value-type="float" office:value="1" calcext:value-type="float">
            <text:p>1</text:p>
          </table:table-cell>
          <table:table-cell table:style-name="ce14" table:formula="of:=IF([.P6]=1; 2; &quot;&quot;)">
            <text:p/>
          </table:table-cell>
          <table:table-cell table:style-name="ce25" table:formula="of:=IF([.Q6]=1; 1; &quot;&quot;)">
            <text:p/>
          </table:table-cell>
          <table:table-cell table:style-name="ce56"/>
          <table:table-cell table:style-name="ce58"/>
          <table:covered-table-cell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3" table:formula="of:=(BIN2DEC([.C9]) *pow(2; 5)) +(BIN2DEC([.D9]) *pow(2; 4)) +(BIN2DEC([.E9]) *pow(2; 3)) +(BIN2DEC([.F9]) *pow(2; 2)) +(BIN2DEC([.G9]) *pow(2; 1)) +(BIN2DEC([.H9]) *pow(2; 0)) + (pow(2;-1)*[.J9]) + (pow(2;-2)*[.K9]) + (pow(2;-3)*[.L9]) + (pow(2;-4)*[.M9]) + (pow(2;-5)*[.N9]) + (pow(2;-6)*[.O9]) + (pow(2;-7)*[.P9]) + (pow(2;-8)*[.Q9])" office:value-type="float" office:value="0.671875" calcext:value-type="float" table:number-columns-spanned="1" table:number-rows-spanned="3">
            <text:p>0.671875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42"/>
          <table:table-cell table:style-name="ce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56"/>
          <table:table-cell table:style-name="ce58"/>
          <table:table-cell table:style-name="ce66" table:formula="of:=textjoin(&quot; + &quot;; 1; IF(([.C11]+[.D11]) = 0; &quot;&quot;; ([.C11]+[.D11])*[.D10]); IF(([.E11]+[.F11]) = 0; &quot;&quot;; ([.E11]+[.F11])*[.F10]); IF(([.G11]+[.H11]) = 0; &quot;&quot;; ([.G11]+[.H11])*[.H10]); IF(([.J11]+[.K11]) = 0; &quot;&quot;; textjoin(&quot;&quot;; 1; [.J11]+[.K11];[.K10])); IF(([.L11]+[.M11]) = 0; &quot;&quot;; textjoin(&quot;&quot;; 1; [.L11]+[.M11];[.M10])); IF(([.N11]+[.O11]) = 0; &quot;&quot;; textjoin(&quot;&quot;; 1; [.N11]+[.O11];[.O10])); IF(([.P11]+[.Q11]) = 0; &quot;&quot;; textjoin(&quot;&quot;; 1; [.P11]+[.Q11];[.Q10]));)" office:value-type="string" office:string-value="" calcext:value-type="error">
            <text:p>#VALUE!</text:p>
          </table:table-cell>
          <table:table-cell table:style-name="ce62"/>
          <table:table-cell table:style-name="ce66" table:formula="of:=textjoin(&quot;&quot;; 1; [.C11]+[.D11]; [.E11]+[.F11]; [.G11] + [.H11]; &quot;,&quot; ; [.J11]+[.K11]; [.L11]+[.M11]; [.N11]+[.O11]; [.P11]+[.Q11])" office:value-type="string" office:string-value="" calcext:value-type="error">
            <text:p>#VALUE!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4"/>
          <table:table-cell table:style-name="ce10" office:value-type="string" calcext:value-type="string">
            <text:p>4² =</text:p>
          </table:table-cell>
          <table:table-cell table:style-name="ce21" table:formula="of:=pow(4; 2)" office:value-type="float" office:value="16" calcext:value-type="float">
            <text:p>16</text:p>
          </table:table-cell>
          <table:table-cell table:style-name="ce10" office:value-type="string" calcext:value-type="string">
            <text:p>4¹ =</text:p>
          </table:table-cell>
          <table:table-cell table:style-name="ce21" table:formula="of:=pow(4; 1)" office:value-type="float" office:value="4" calcext:value-type="float">
            <text:p>4</text:p>
          </table:table-cell>
          <table:table-cell table:style-name="ce10" office:value-type="string" calcext:value-type="string">
            <text:p>4⁰ =</text:p>
          </table:table-cell>
          <table:table-cell table:style-name="ce21" table:formula="of:=pow(4; 0)" office:value-type="float" office:value="1" calcext:value-type="float">
            <text:p>1</text:p>
          </table:table-cell>
          <table:table-cell table:style-name="ce43"/>
          <table:table-cell table:style-name="ce10" office:value-type="string" calcext:value-type="string">
            <text:p>4-¹ =</text:p>
          </table:table-cell>
          <table:table-cell table:style-name="ce21" office:value-type="string" calcext:value-type="string">
            <text:p>/4</text:p>
          </table:table-cell>
          <table:table-cell table:style-name="ce10" office:value-type="string" calcext:value-type="string">
            <text:p>4-² =</text:p>
          </table:table-cell>
          <table:table-cell table:style-name="ce21" office:value-type="string" calcext:value-type="string">
            <text:p>/16</text:p>
          </table:table-cell>
          <table:table-cell table:style-name="ce10" office:value-type="string" calcext:value-type="string">
            <text:p>4-³ =</text:p>
          </table:table-cell>
          <table:table-cell table:style-name="ce21" office:value-type="string" calcext:value-type="string">
            <text:p>/64</text:p>
          </table:table-cell>
          <table:table-cell table:style-name="ce10" office:value-type="string" calcext:value-type="string">
            <text:p>4-⁴ =</text:p>
          </table:table-cell>
          <table:table-cell table:style-name="ce31" office:value-type="string" calcext:value-type="string">
            <text:p>/256</text:p>
          </table:table-cell>
          <table:table-cell table:style-name="ce56"/>
          <table:table-cell table:style-name="ce58"/>
          <table:table-cell table:style-name="ce61" table:number-columns-spanned="3" table:number-rows-spanned="2"/>
          <table:covered-table-cell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5"/>
          <table:table-cell table:style-name="ce11" table:formula="of:=IF([.C9]=1; 2; &quot;&quot;)">
            <text:p/>
          </table:table-cell>
          <table:table-cell table:style-name="ce22" table:formula="of:=IF([.D9]=1; 1; &quot;&quot;)">
            <text:p/>
          </table:table-cell>
          <table:table-cell table:style-name="ce11" table:formula="of:=IF([.E9]=1; 2; &quot;&quot;)">
            <text:p/>
          </table:table-cell>
          <table:table-cell table:style-name="ce22" table:formula="of:=IF([.F9]=1; 1; &quot;&quot;)">
            <text:p/>
          </table:table-cell>
          <table:table-cell table:style-name="ce11" table:formula="of:=IF([.G9]=1; 2; &quot;&quot;)">
            <text:p/>
          </table:table-cell>
          <table:table-cell table:style-name="ce22" table:formula="of:=IF([.H9]=1; 1; &quot;&quot;)">
            <text:p/>
          </table:table-cell>
          <table:table-cell table:style-name="ce44"/>
          <table:table-cell table:style-name="ce11" table:formula="of:=IF([.J9]=1; 2; &quot;&quot;)" office:value-type="float" office:value="2" calcext:value-type="float">
            <text:p>2</text:p>
          </table:table-cell>
          <table:table-cell table:style-name="ce22" table:formula="of:=IF([.K9]=1; 1; &quot;&quot;)">
            <text:p/>
          </table:table-cell>
          <table:table-cell table:style-name="ce11" table:formula="of:=IF([.L9]=1; 2; &quot;&quot;)" office:value-type="float" office:value="2" calcext:value-type="float">
            <text:p>2</text:p>
          </table:table-cell>
          <table:table-cell table:style-name="ce22" table:formula="of:=IF([.M9]=1; 1; &quot;&quot;)">
            <text:p/>
          </table:table-cell>
          <table:table-cell table:style-name="ce11" table:formula="of:=IF([.N9]=1; 2; &quot;&quot;)" office:value-type="float" office:value="2" calcext:value-type="float">
            <text:p>2</text:p>
          </table:table-cell>
          <table:table-cell table:style-name="ce22" table:formula="of:=IF([.O9]=1; 1; &quot;&quot;)" office:value-type="float" office:value="1" calcext:value-type="float">
            <text:p>1</text:p>
          </table:table-cell>
          <table:table-cell table:style-name="ce11" table:formula="of:=IF([.P9]=1; 2; &quot;&quot;)">
            <text:p/>
          </table:table-cell>
          <table:table-cell table:style-name="ce22" table:formula="of:=IF([.Q9]=1; 1; &quot;&quot;)">
            <text:p/>
          </table:table-cell>
          <table:table-cell table:style-name="ce56"/>
          <table:table-cell table:style-name="ce58"/>
          <table:covered-table-cell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table:formula="of:=(BIN2DEC([.C12]) *pow(2; 5)) +(BIN2DEC([.D12]) *pow(2; 4)) +(BIN2DEC([.E12]) *pow(2; 3)) +(BIN2DEC([.F12]) *pow(2; 2)) +(BIN2DEC([.G12]) *pow(2; 1)) +(BIN2DEC([.H12]) *pow(2; 0)) + (pow(2;-1)*[.J12]) + (pow(2;-2)*[.K12]) + (pow(2;-3)*[.L12]) + (pow(2;-4)*[.M12]) + (pow(2;-5)*[.N12]) + (pow(2;-6)*[.O12]) + (pow(2;-7)*[.P12]) + (pow(2;-8)*[.Q12])" office:value-type="float" office:value="1.765625" calcext:value-type="float" table:number-columns-spanned="1" table:number-rows-spanned="3">
            <text:p>1.765625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42"/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56"/>
          <table:table-cell table:style-name="ce58"/>
          <table:table-cell table:style-name="ce66" table:formula="of:=textjoin(&quot; + &quot;; 1; IF(([.C14]+[.D14]) = 0; &quot;&quot;; ([.C14]+[.D14])*[.D13]); IF(([.E14]+[.F14]) = 0; &quot;&quot;; ([.E14]+[.F14])*[.F13]); IF(([.G14]+[.H14]) = 0; &quot;&quot;; ([.G14]+[.H14])*[.H13]); IF(([.J14]+[.K14]) = 0; &quot;&quot;; textjoin(&quot;&quot;; 1; [.J14]+[.K14];[.K13])); IF(([.L14]+[.M14]) = 0; &quot;&quot;; textjoin(&quot;&quot;; 1; [.L14]+[.M14];[.M13])); IF(([.N14]+[.O14]) = 0; &quot;&quot;; textjoin(&quot;&quot;; 1; [.N14]+[.O14];[.O13])); IF(([.P14]+[.Q14]) = 0; &quot;&quot;; textjoin(&quot;&quot;; 1; [.P14]+[.Q14];[.Q13]));)" office:value-type="string" office:string-value="" calcext:value-type="error">
            <text:p>#VALUE!</text:p>
          </table:table-cell>
          <table:table-cell table:style-name="ce62"/>
          <table:table-cell table:style-name="ce66" table:formula="of:=textjoin(&quot;&quot;; 1; [.C14]+[.D14]; [.E14]+[.F14]; [.G14] + [.H14]; &quot;,&quot; ; [.J14]+[.K14]; [.L14]+[.M14]; [.N14]+[.O14]; [.P14]+[.Q14])" office:value-type="string" office:string-value="" calcext:value-type="error">
            <text:p>#VALUE!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4"/>
          <table:table-cell table:style-name="ce13" office:value-type="string" calcext:value-type="string">
            <text:p>4² =</text:p>
          </table:table-cell>
          <table:table-cell table:style-name="ce24" table:formula="of:=pow(4; 2)" office:value-type="float" office:value="16" calcext:value-type="float">
            <text:p>16</text:p>
          </table:table-cell>
          <table:table-cell table:style-name="ce13" office:value-type="string" calcext:value-type="string">
            <text:p>4¹ =</text:p>
          </table:table-cell>
          <table:table-cell table:style-name="ce24" table:formula="of:=pow(4; 1)" office:value-type="float" office:value="4" calcext:value-type="float">
            <text:p>4</text:p>
          </table:table-cell>
          <table:table-cell table:style-name="ce13" office:value-type="string" calcext:value-type="string">
            <text:p>4⁰ =</text:p>
          </table:table-cell>
          <table:table-cell table:style-name="ce24" table:formula="of:=pow(4; 0)" office:value-type="float" office:value="1" calcext:value-type="float">
            <text:p>1</text:p>
          </table:table-cell>
          <table:table-cell table:style-name="ce43"/>
          <table:table-cell table:style-name="ce13" office:value-type="string" calcext:value-type="string">
            <text:p>4-¹ =</text:p>
          </table:table-cell>
          <table:table-cell table:style-name="ce24" office:value-type="string" calcext:value-type="string">
            <text:p>/4</text:p>
          </table:table-cell>
          <table:table-cell table:style-name="ce13" office:value-type="string" calcext:value-type="string">
            <text:p>4-² =</text:p>
          </table:table-cell>
          <table:table-cell table:style-name="ce24" office:value-type="string" calcext:value-type="string">
            <text:p>/16</text:p>
          </table:table-cell>
          <table:table-cell table:style-name="ce13" office:value-type="string" calcext:value-type="string">
            <text:p>4-³ =</text:p>
          </table:table-cell>
          <table:table-cell table:style-name="ce24" office:value-type="string" calcext:value-type="string">
            <text:p>/64</text:p>
          </table:table-cell>
          <table:table-cell table:style-name="ce13" office:value-type="string" calcext:value-type="string">
            <text:p>4-⁴ =</text:p>
          </table:table-cell>
          <table:table-cell table:style-name="ce32" office:value-type="string" calcext:value-type="string">
            <text:p>/256</text:p>
          </table:table-cell>
          <table:table-cell table:style-name="ce56"/>
          <table:table-cell table:style-name="ce58"/>
          <table:table-cell table:style-name="ce61" table:number-columns-spanned="3" table:number-rows-spanned="2"/>
          <table:covered-table-cell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5"/>
          <table:table-cell table:style-name="ce14" table:formula="of:=IF([.C12]=1; 2; &quot;&quot;)">
            <text:p/>
          </table:table-cell>
          <table:table-cell table:style-name="ce25" table:formula="of:=IF([.D12]=1; 1; &quot;&quot;)">
            <text:p/>
          </table:table-cell>
          <table:table-cell table:style-name="ce14" table:formula="of:=IF([.E12]=1; 2; &quot;&quot;)">
            <text:p/>
          </table:table-cell>
          <table:table-cell table:style-name="ce25" table:formula="of:=IF([.F12]=1; 1; &quot;&quot;)">
            <text:p/>
          </table:table-cell>
          <table:table-cell table:style-name="ce14" table:formula="of:=IF([.G12]=1; 2; &quot;&quot;)">
            <text:p/>
          </table:table-cell>
          <table:table-cell table:style-name="ce25" table:formula="of:=IF([.H12]=1; 1; &quot;&quot;)" office:value-type="float" office:value="1" calcext:value-type="float">
            <text:p>1</text:p>
          </table:table-cell>
          <table:table-cell table:style-name="ce44"/>
          <table:table-cell table:style-name="ce14" table:formula="of:=IF([.J12]=1; 2; &quot;&quot;)" office:value-type="float" office:value="2" calcext:value-type="float">
            <text:p>2</text:p>
          </table:table-cell>
          <table:table-cell table:style-name="ce25" table:formula="of:=IF([.K12]=1; 1; &quot;&quot;)" office:value-type="float" office:value="1" calcext:value-type="float">
            <text:p>1</text:p>
          </table:table-cell>
          <table:table-cell table:style-name="ce14" table:formula="of:=IF([.L12]=1; 2; &quot;&quot;)">
            <text:p/>
          </table:table-cell>
          <table:table-cell table:style-name="ce25" table:formula="of:=IF([.M12]=1; 1; &quot;&quot;)">
            <text:p/>
          </table:table-cell>
          <table:table-cell table:style-name="ce14" table:formula="of:=IF([.N12]=1; 2; &quot;&quot;)">
            <text:p/>
          </table:table-cell>
          <table:table-cell table:style-name="ce25" table:formula="of:=IF([.O12]=1; 1; &quot;&quot;)" office:value-type="float" office:value="1" calcext:value-type="float">
            <text:p>1</text:p>
          </table:table-cell>
          <table:table-cell table:style-name="ce14" table:formula="of:=IF([.P12]=1; 2; &quot;&quot;)">
            <text:p/>
          </table:table-cell>
          <table:table-cell table:style-name="ce25" table:formula="of:=IF([.Q12]=1; 1; &quot;&quot;)">
            <text:p/>
          </table:table-cell>
          <table:table-cell table:style-name="ce56"/>
          <table:table-cell table:style-name="ce58"/>
          <table:covered-table-cell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3" table:formula="of:=(BIN2DEC([.C15]) *pow(2; 5)) +(BIN2DEC([.D15]) *pow(2; 4)) +(BIN2DEC([.E15]) *pow(2; 3)) +(BIN2DEC([.F15]) *pow(2; 2)) +(BIN2DEC([.G15]) *pow(2; 1)) +(BIN2DEC([.H15]) *pow(2; 0)) + (pow(2;-1)*[.J15]) + (pow(2;-2)*[.K15]) + (pow(2;-3)*[.L15]) + (pow(2;-4)*[.M15]) + (pow(2;-5)*[.N15]) + (pow(2;-6)*[.O15]) + (pow(2;-7)*[.P15]) + (pow(2;-8)*[.Q15])" office:value-type="float" office:value="14.5625" calcext:value-type="float" table:number-columns-spanned="1" table:number-rows-spanned="3">
            <text:p>14.5625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42"/>
          <table:table-cell table:style-name="ce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56"/>
          <table:table-cell table:style-name="ce58"/>
          <table:table-cell table:style-name="ce66" table:formula="of:=textjoin(&quot; + &quot;; 1; IF(([.C17]+[.D17]) = 0; &quot;&quot;; ([.C17]+[.D17])*[.D16]); IF(([.E17]+[.F17]) = 0; &quot;&quot;; ([.E17]+[.F17])*[.F16]); IF(([.G17]+[.H17]) = 0; &quot;&quot;; ([.G17]+[.H17])*[.H16]); IF(([.J17]+[.K17]) = 0; &quot;&quot;; textjoin(&quot;&quot;; 1; [.J17]+[.K17];[.K16])); IF(([.L17]+[.M17]) = 0; &quot;&quot;; textjoin(&quot;&quot;; 1; [.L17]+[.M17];[.M16])); IF(([.N17]+[.O17]) = 0; &quot;&quot;; textjoin(&quot;&quot;; 1; [.N17]+[.O17];[.O16])); IF(([.P17]+[.Q17]) = 0; &quot;&quot;; textjoin(&quot;&quot;; 1; [.P17]+[.Q17];[.Q16]));)" office:value-type="string" office:string-value="" calcext:value-type="error">
            <text:p>#VALUE!</text:p>
          </table:table-cell>
          <table:table-cell table:style-name="ce62"/>
          <table:table-cell table:style-name="ce66" table:formula="of:=textjoin(&quot;&quot;; 1; [.C17]+[.D17]; [.E17]+[.F17]; [.G17] + [.H17]; &quot;,&quot; ; [.J17]+[.K17]; [.L17]+[.M17]; [.N17]+[.O17]; [.P17]+[.Q17])" office:value-type="string" office:string-value="" calcext:value-type="error">
            <text:p>#VALUE!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4"/>
          <table:table-cell table:style-name="ce10" office:value-type="string" calcext:value-type="string">
            <text:p>4² =</text:p>
          </table:table-cell>
          <table:table-cell table:style-name="ce21" table:formula="of:=pow(4; 2)" office:value-type="float" office:value="16" calcext:value-type="float">
            <text:p>16</text:p>
          </table:table-cell>
          <table:table-cell table:style-name="ce10" office:value-type="string" calcext:value-type="string">
            <text:p>4¹ =</text:p>
          </table:table-cell>
          <table:table-cell table:style-name="ce21" table:formula="of:=pow(4; 1)" office:value-type="float" office:value="4" calcext:value-type="float">
            <text:p>4</text:p>
          </table:table-cell>
          <table:table-cell table:style-name="ce10" office:value-type="string" calcext:value-type="string">
            <text:p>4⁰ =</text:p>
          </table:table-cell>
          <table:table-cell table:style-name="ce21" table:formula="of:=pow(4; 0)" office:value-type="float" office:value="1" calcext:value-type="float">
            <text:p>1</text:p>
          </table:table-cell>
          <table:table-cell table:style-name="ce43"/>
          <table:table-cell table:style-name="ce10" office:value-type="string" calcext:value-type="string">
            <text:p>4-¹ =</text:p>
          </table:table-cell>
          <table:table-cell table:style-name="ce21" office:value-type="string" calcext:value-type="string">
            <text:p>/4</text:p>
          </table:table-cell>
          <table:table-cell table:style-name="ce10" office:value-type="string" calcext:value-type="string">
            <text:p>4-² =</text:p>
          </table:table-cell>
          <table:table-cell table:style-name="ce21" office:value-type="string" calcext:value-type="string">
            <text:p>/16</text:p>
          </table:table-cell>
          <table:table-cell table:style-name="ce10" office:value-type="string" calcext:value-type="string">
            <text:p>4-³ =</text:p>
          </table:table-cell>
          <table:table-cell table:style-name="ce21" office:value-type="string" calcext:value-type="string">
            <text:p>/64</text:p>
          </table:table-cell>
          <table:table-cell table:style-name="ce10" office:value-type="string" calcext:value-type="string">
            <text:p>4-⁴ =</text:p>
          </table:table-cell>
          <table:table-cell table:style-name="ce31" office:value-type="string" calcext:value-type="string">
            <text:p>/256</text:p>
          </table:table-cell>
          <table:table-cell table:style-name="ce56"/>
          <table:table-cell table:style-name="ce58"/>
          <table:table-cell table:style-name="ce64" table:number-columns-spanned="3" table:number-rows-spanned="2"/>
          <table:covered-table-cell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5"/>
          <table:table-cell table:style-name="ce11" table:formula="of:=IF([.C15]=1; 2; &quot;&quot;)">
            <text:p/>
          </table:table-cell>
          <table:table-cell table:style-name="ce22" table:formula="of:=IF([.D15]=1; 1; &quot;&quot;)">
            <text:p/>
          </table:table-cell>
          <table:table-cell table:style-name="ce11" table:formula="of:=IF([.E15]=1; 2; &quot;&quot;)" office:value-type="float" office:value="2" calcext:value-type="float">
            <text:p>2</text:p>
          </table:table-cell>
          <table:table-cell table:style-name="ce22" table:formula="of:=IF([.F15]=1; 1; &quot;&quot;)" office:value-type="float" office:value="1" calcext:value-type="float">
            <text:p>1</text:p>
          </table:table-cell>
          <table:table-cell table:style-name="ce11" table:formula="of:=IF([.G15]=1; 2; &quot;&quot;)" office:value-type="float" office:value="2" calcext:value-type="float">
            <text:p>2</text:p>
          </table:table-cell>
          <table:table-cell table:style-name="ce22" table:formula="of:=IF([.H15]=1; 1; &quot;&quot;)">
            <text:p/>
          </table:table-cell>
          <table:table-cell table:style-name="ce44"/>
          <table:table-cell table:style-name="ce11" table:formula="of:=IF([.J15]=1; 2; &quot;&quot;)" office:value-type="float" office:value="2" calcext:value-type="float">
            <text:p>2</text:p>
          </table:table-cell>
          <table:table-cell table:style-name="ce22" table:formula="of:=IF([.K15]=1; 1; &quot;&quot;)">
            <text:p/>
          </table:table-cell>
          <table:table-cell table:style-name="ce11" table:formula="of:=IF([.L15]=1; 2; &quot;&quot;)">
            <text:p/>
          </table:table-cell>
          <table:table-cell table:style-name="ce22" table:formula="of:=IF([.M15]=1; 1; &quot;&quot;)" office:value-type="float" office:value="1" calcext:value-type="float">
            <text:p>1</text:p>
          </table:table-cell>
          <table:table-cell table:style-name="ce11" table:formula="of:=IF([.N15]=1; 2; &quot;&quot;)">
            <text:p/>
          </table:table-cell>
          <table:table-cell table:style-name="ce22" table:formula="of:=IF([.O15]=1; 1; &quot;&quot;)">
            <text:p/>
          </table:table-cell>
          <table:table-cell table:style-name="ce11" table:formula="of:=IF([.P15]=1; 2; &quot;&quot;)">
            <text:p/>
          </table:table-cell>
          <table:table-cell table:style-name="ce22" table:formula="of:=IF([.Q15]=1; 1; &quot;&quot;)">
            <text:p/>
          </table:table-cell>
          <table:table-cell table:style-name="ce56"/>
          <table:table-cell table:style-name="ce58"/>
          <table:covered-table-cell table:number-columns-repeated="3"/>
          <table:table-cell table:style-name="ce1"/>
          <table:table-cell table:number-columns-repeated="1001"/>
        </table:table-row>
        <table:table-row table:style-name="ro2">
          <table:table-cell table:style-name="ce1" table:number-columns-repeated="2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 table:number-columns-spanned="15" table:number-rows-spanned="1">
            <text:p>LUÍS AUGUSTO LIMA DE OLIVEIRA - 805413</text:p>
          </table:table-cell>
          <table:covered-table-cell table:number-columns-repeated="14"/>
          <table:table-cell table:style-name="ce1" table:number-columns-repeated="3"/>
          <table:table-cell table:style-name="ce67" office:value-type="string" calcext:value-type="string">
            <text:p>bin2base4</text:p>
          </table:table-cell>
          <table:table-cell table:style-name="ce1" table:number-columns-repeated="3"/>
          <table:table-cell table:number-columns-repeated="1001"/>
        </table:table-row>
        <table:table-row table:style-name="ro3">
          <table:table-cell table:style-name="ce1" table:number-columns-repeated="23"/>
          <table:table-cell table:number-columns-repeated="1001"/>
        </table:table-row>
        <table:table-row table:style-name="ro4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table:formula="of:=textjoin(&quot; &quot;; 1; IF([.C24]=1; 1; 0); &quot;+&quot;; IF([.D24]=1; 1; 0))" office:value-type="string" office:string-value="" calcext:value-type="error">
            <text:p>#NAME?</text:p>
          </table:table-cell>
          <table:table-cell table:style-name="ce1" table:number-columns-repeated="20"/>
          <table:table-cell table:number-columns-repeated="1001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X</text:span><text:span text:style-name="T2">(10)</text:span></text:p>
          </table:table-cell>
          <table:table-cell table:style-name="ce8" office:value-type="string" calcext:value-type="string">
            <text:p>2⁵</text:p>
          </table:table-cell>
          <table:table-cell table:style-name="ce8" office:value-type="string" calcext:value-type="string">
            <text:p>2⁴</text:p>
          </table:table-cell>
          <table:table-cell table:style-name="ce8" office:value-type="string" calcext:value-type="string">
            <text:p>2³</text:p>
          </table:table-cell>
          <table:table-cell table:style-name="ce8" office:value-type="string" calcext:value-type="string">
            <text:p>2²</text:p>
          </table:table-cell>
          <table:table-cell table:style-name="ce8" office:value-type="string" calcext:value-type="string">
            <text:p>2¹</text:p>
          </table:table-cell>
          <table:table-cell table:style-name="ce39" office:value-type="string" calcext:value-type="string">
            <text:p>2⁰</text:p>
          </table:table-cell>
          <table:table-cell table:style-name="ce45"/>
          <table:table-cell table:style-name="ce48" office:value-type="string" calcext:value-type="string">
            <text:p>2-¹</text:p>
          </table:table-cell>
          <table:table-cell table:style-name="ce8" office:value-type="string" calcext:value-type="string">
            <text:p>2-²</text:p>
          </table:table-cell>
          <table:table-cell table:style-name="ce8" office:value-type="string" calcext:value-type="string">
            <text:p>2-³</text:p>
          </table:table-cell>
          <table:table-cell table:style-name="ce8" office:value-type="string" calcext:value-type="string">
            <text:p>2-⁴</text:p>
          </table:table-cell>
          <table:table-cell table:style-name="ce8" office:value-type="string" calcext:value-type="string">
            <text:p>2-⁵</text:p>
          </table:table-cell>
          <table:table-cell table:style-name="ce8" office:value-type="string" calcext:value-type="string">
            <text:p>2-⁶</text:p>
          </table:table-cell>
          <table:table-cell table:style-name="ce8" office:value-type="string" calcext:value-type="string">
            <text:p>2-⁷</text:p>
          </table:table-cell>
          <table:table-cell table:style-name="ce8" office:value-type="string" calcext:value-type="string">
            <text:p>2-⁸</text:p>
          </table:table-cell>
          <table:table-cell table:style-name="ce39" office:value-type="string" calcext:value-type="string">
            <text:p>2-⁹</text:p>
          </table:table-cell>
          <table:table-cell table:style-name="ce59" office:value-type="string" calcext:value-type="string" table:number-columns-spanned="2" table:number-rows-spanned="1">
            <text:p><text:span text:style-name="T3">∑</text:span><text:span text:style-name="T4">(10)</text:span></text:p>
          </table:table-cell>
          <table:covered-table-cell table:style-name="ce68"/>
          <table:table-cell table:style-name="ce72"/>
          <table:table-cell table:style-name="ce59" office:value-type="string" calcext:value-type="string">
            <text:p><text:span text:style-name="T3">x</text:span><text:span text:style-name="T4">(4)</text:span>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3" table:formula="of:=(BIN2DEC([.C24]) *pow(2; 5)) +(BIN2DEC([.D24]) *pow(2; 4)) +(BIN2DEC([.E24]) *pow(2; 3)) +(BIN2DEC([.F24]) *pow(2; 2)) +(BIN2DEC([.G24]) *pow(2; 1)) +(BIN2DEC([.H24]) *pow(2; 0)) + (pow(2;-1)*[.J24]) + (pow(2;-2)*[.K24]) + (pow(2;-3)*[.L24]) + (pow(2;-4)*[.M24]) + (pow(2;-5)*[.N24]) + (pow(2;-6)*[.O24]) + (pow(2;-7)*[.P24]) + (pow(2;-8)*[.Q24]) + (pow(2;-9)*[.R24])" office:value-type="float" office:value="0.28125" calcext:value-type="float" table:number-columns-spanned="1" table:number-rows-spanned="3">
            <text:p>0.28125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46"/>
          <table:table-cell table:style-name="ce9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60"/>
          <table:table-cell table:style-name="ce66" table:formula="of:=textjoin(&quot; + &quot;; 1; IF(([.C26]+[.D26]+[.E26]) = 0; &quot;&quot;; ([.C26]+[.D26]+[.E26])*[.E25]); IF(([.F26]+[.G26]+[.H26]) = 0; &quot;&quot;; ([.F26]+[.G26]+[.H26])*[.H25]); IF(([.J26]+[.K26]+[.L26]) = 0; &quot;&quot;; textjoin(&quot;&quot;; 1; [.J26]+[.K26]+[.L26]; [.L25])); IF(([.M26]+[.N26]+[.O26]) = 0; &quot;&quot;; textjoin(&quot;&quot;; 1; [.M26]+[.N26]+[.O26]; [.O25])); IF(([.P26]+[.Q26]+[.R26]) = 0; &quot;&quot;; textjoin(&quot;&quot;; 1; [.P26]+[.Q26]+[.R26]; [.R25]));)" office:value-type="string" office:string-value="" calcext:value-type="error">
            <text:p>#VALUE!</text:p>
          </table:table-cell>
          <table:table-cell table:style-name="ce73"/>
          <table:table-cell table:style-name="ce66" table:formula="of:=textjoin(&quot;&quot;; 1; [.C26]+[.D26]+[.E26];[.F26]+[.G26] + [.H26]; &quot;,&quot; ; [.J26]+ [.K26]+[.L26]; [.M26]+[.N26]+[.O26];[.P26]+[.Q26]+[.R26])" office:value-type="string" office:string-value="" calcext:value-type="error">
            <text:p>#VALUE!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4"/>
          <table:table-cell table:style-name="ce10"/>
          <table:table-cell table:style-name="ce26" office:value-type="string" calcext:value-type="string">
            <text:p>8¹ =</text:p>
          </table:table-cell>
          <table:table-cell table:style-name="ce21" office:value-type="float" office:value="8" calcext:value-type="float">
            <text:p>8</text:p>
          </table:table-cell>
          <table:table-cell table:style-name="ce36"/>
          <table:table-cell table:style-name="ce30" office:value-type="string" calcext:value-type="string">
            <text:p>8⁰ =</text:p>
          </table:table-cell>
          <table:table-cell table:style-name="ce35" table:formula="of:=pow(4; 0)" office:value-type="float" office:value="1" calcext:value-type="float">
            <text:p>1</text:p>
          </table:table-cell>
          <table:table-cell table:style-name="ce43"/>
          <table:table-cell table:style-name="ce16"/>
          <table:table-cell table:style-name="ce30" office:value-type="string" calcext:value-type="string">
            <text:p>8-¹ =</text:p>
          </table:table-cell>
          <table:table-cell table:style-name="ce35" office:value-type="string" calcext:value-type="string">
            <text:p>/16</text:p>
          </table:table-cell>
          <table:table-cell table:style-name="ce50"/>
          <table:table-cell table:style-name="ce30" office:value-type="string" calcext:value-type="string">
            <text:p>8-² =</text:p>
          </table:table-cell>
          <table:table-cell table:style-name="ce35" office:value-type="string" calcext:value-type="string">
            <text:p>/64</text:p>
          </table:table-cell>
          <table:table-cell table:style-name="ce50"/>
          <table:table-cell table:style-name="ce30" office:value-type="string" calcext:value-type="string">
            <text:p>8-³ =</text:p>
          </table:table-cell>
          <table:table-cell table:style-name="ce35" office:value-type="string" calcext:value-type="string">
            <text:p>/512</text:p>
          </table:table-cell>
          <table:table-cell table:style-name="ce61" table:number-columns-spanned="4" table:number-rows-spanned="2"/>
          <table:covered-table-cell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5"/>
          <table:table-cell table:style-name="ce11" table:formula="of:=IF([.C24]=1; 4; &quot;&quot;)">
            <text:p/>
          </table:table-cell>
          <table:table-cell table:style-name="ce27" table:formula="of:=IF([.D24]=1; 2; &quot;&quot;)">
            <text:p/>
          </table:table-cell>
          <table:table-cell table:style-name="ce22" table:formula="of:=IF([.E24]=1; 1; &quot;&quot;)">
            <text:p/>
          </table:table-cell>
          <table:table-cell table:style-name="ce11" table:formula="of:=IF([.F24]=1; 4; &quot;&quot;)">
            <text:p/>
          </table:table-cell>
          <table:table-cell table:style-name="ce27" table:formula="of:=IF([.G24]=1; 2; &quot;&quot;)">
            <text:p/>
          </table:table-cell>
          <table:table-cell table:style-name="ce22" table:formula="of:=IF([.H24]=1; 1; &quot;&quot;)">
            <text:p/>
          </table:table-cell>
          <table:table-cell table:style-name="ce44"/>
          <table:table-cell table:style-name="ce11" table:formula="of:=IF([.J24]=1; 4; &quot;&quot;)">
            <text:p/>
          </table:table-cell>
          <table:table-cell table:style-name="ce27" table:formula="of:=IF([.K24]=1; 2; &quot;&quot;)" office:value-type="float" office:value="2" calcext:value-type="float">
            <text:p>2</text:p>
          </table:table-cell>
          <table:table-cell table:style-name="ce22" table:formula="of:=IF([.L24]=1; 1; &quot;&quot;)">
            <text:p/>
          </table:table-cell>
          <table:table-cell table:style-name="ce11" table:formula="of:=IF([.M24]=1; 4; &quot;&quot;)">
            <text:p/>
          </table:table-cell>
          <table:table-cell table:style-name="ce27" table:formula="of:=IF([.N24]=1; 2; &quot;&quot;)" office:value-type="float" office:value="2" calcext:value-type="float">
            <text:p>2</text:p>
          </table:table-cell>
          <table:table-cell table:style-name="ce22" table:formula="of:=IF([.O24]=1; 1; &quot;&quot;)">
            <text:p/>
          </table:table-cell>
          <table:table-cell table:style-name="ce11" table:formula="of:=IF([.P24]=1; 4; &quot;&quot;)">
            <text:p/>
          </table:table-cell>
          <table:table-cell table:style-name="ce27" table:formula="of:=IF([.Q24]=1; 2; &quot;&quot;)">
            <text:p/>
          </table:table-cell>
          <table:table-cell table:style-name="ce22" table:formula="of:=IF([.R24]=1; 1; &quot;&quot;)">
            <text:p/>
          </table:table-cell>
          <table:covered-table-cell table:number-columns-repeated="4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table:formula="of:=(BIN2DEC([.C27]) *pow(2; 5)) +(BIN2DEC([.D27]) *pow(2; 4)) +(BIN2DEC([.E27]) *pow(2; 3)) +(BIN2DEC([.F27]) *pow(2; 2)) +(BIN2DEC([.G27]) *pow(2; 1)) +(BIN2DEC([.H27]) *pow(2; 0)) + (pow(2;-1)*[.J27]) + (pow(2;-2)*[.K27]) + (pow(2;-3)*[.L27]) + (pow(2;-4)*[.M27]) + (pow(2;-5)*[.N27]) + (pow(2;-6)*[.O27]) + (pow(2;-7)*[.P27]) + (pow(2;-8)*[.Q27]) + (pow(2;-9)*[.R27])" office:value-type="float" office:value="0.578125" calcext:value-type="float" table:number-columns-spanned="1" table:number-rows-spanned="3">
            <text:p>0.578125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6"/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62"/>
          <table:table-cell table:style-name="ce66" table:formula="of:=textjoin(&quot; + &quot;; 1; IF(([.C29]+[.D29]+[.E29]) = 0; &quot;&quot;; ([.C29]+[.D29]+[.E29])*[.E28]); IF(([.F29]+[.G29]+[.H29]) = 0; &quot;&quot;; ([.F29]+[.G29]+[.H29])*[.H28]); IF(([.J29]+[.K29]+[.L29]) = 0; &quot;&quot;; textjoin(&quot;&quot;; 1; [.J29]+[.K29]+[.L29]; [.L28])); IF(([.M29]+[.N29]+[.O29]) = 0; &quot;&quot;; textjoin(&quot;&quot;; 1; [.M29]+[.N29]+[.O29]; [.O28])); IF(([.P29]+[.Q29]+[.R29]) = 0; &quot;&quot;; textjoin(&quot;&quot;; 1; [.P29]+[.Q29]+[.R29]; [.R28]));)" office:value-type="string" office:string-value="" calcext:value-type="error">
            <text:p>#VALUE!</text:p>
          </table:table-cell>
          <table:table-cell table:style-name="ce62"/>
          <table:table-cell table:style-name="ce66" table:formula="of:=textjoin(&quot;&quot;; 1; [.C29]+[.D29]+[.E29];[.F29]+[.G29] + [.H29]; &quot;,&quot; ; [.J29]+ [.K29]+[.L29]; [.M29]+[.N29]+[.O29];[.P29]+[.Q29]+[.R29])" office:value-type="string" office:string-value="" calcext:value-type="error">
            <text:p>#VALUE!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4"/>
          <table:table-cell table:style-name="ce15"/>
          <table:table-cell table:style-name="ce28" office:value-type="string" calcext:value-type="string">
            <text:p>8¹ =</text:p>
          </table:table-cell>
          <table:table-cell table:style-name="ce34" office:value-type="float" office:value="24" calcext:value-type="float">
            <text:p>24</text:p>
          </table:table-cell>
          <table:table-cell table:style-name="ce37"/>
          <table:table-cell table:style-name="ce28" office:value-type="string" calcext:value-type="string">
            <text:p>8⁰ =</text:p>
          </table:table-cell>
          <table:table-cell table:style-name="ce34" table:formula="of:=pow(4; 0)" office:value-type="float" office:value="1" calcext:value-type="float">
            <text:p>1</text:p>
          </table:table-cell>
          <table:table-cell table:style-name="ce43"/>
          <table:table-cell table:style-name="ce15"/>
          <table:table-cell table:style-name="ce28" office:value-type="string" calcext:value-type="string">
            <text:p>8-¹ =</text:p>
          </table:table-cell>
          <table:table-cell table:style-name="ce34" office:value-type="string" calcext:value-type="string">
            <text:p>/16</text:p>
          </table:table-cell>
          <table:table-cell table:style-name="ce51"/>
          <table:table-cell table:style-name="ce28" office:value-type="string" calcext:value-type="string">
            <text:p>8-² =</text:p>
          </table:table-cell>
          <table:table-cell table:style-name="ce34" office:value-type="string" calcext:value-type="string">
            <text:p>/64</text:p>
          </table:table-cell>
          <table:table-cell table:style-name="ce51"/>
          <table:table-cell table:style-name="ce28" office:value-type="string" calcext:value-type="string">
            <text:p>8-³ =</text:p>
          </table:table-cell>
          <table:table-cell table:style-name="ce34" office:value-type="string" calcext:value-type="string">
            <text:p>/512</text:p>
          </table:table-cell>
          <table:table-cell table:style-name="ce62" table:number-columns-spanned="4" table:number-rows-spanned="2"/>
          <table:covered-table-cell table:number-columns-repeated="2" table:style-name="ce69"/>
          <table:covered-table-cell table:style-name="ce75"/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5"/>
          <table:table-cell table:style-name="ce14" table:formula="of:=IF([.C27]=1; 4; &quot;&quot;)">
            <text:p/>
          </table:table-cell>
          <table:table-cell table:style-name="ce29" table:formula="of:=IF([.D27]=1; 2; &quot;&quot;)">
            <text:p/>
          </table:table-cell>
          <table:table-cell table:style-name="ce25" table:formula="of:=IF([.E27]=1; 1; &quot;&quot;)">
            <text:p/>
          </table:table-cell>
          <table:table-cell table:style-name="ce14" table:formula="of:=IF([.F27]=1; 4; &quot;&quot;)">
            <text:p/>
          </table:table-cell>
          <table:table-cell table:style-name="ce29" table:formula="of:=IF([.G27]=1; 2; &quot;&quot;)">
            <text:p/>
          </table:table-cell>
          <table:table-cell table:style-name="ce25" table:formula="of:=IF([.H27]=1; 1; &quot;&quot;)">
            <text:p/>
          </table:table-cell>
          <table:table-cell table:style-name="ce44"/>
          <table:table-cell table:style-name="ce14" table:formula="of:=IF([.J27]=1; 4; &quot;&quot;)" office:value-type="float" office:value="4" calcext:value-type="float">
            <text:p>4</text:p>
          </table:table-cell>
          <table:table-cell table:style-name="ce29" table:formula="of:=IF([.K27]=1; 2; &quot;&quot;)">
            <text:p/>
          </table:table-cell>
          <table:table-cell table:style-name="ce25" table:formula="of:=IF([.L27]=1; 1; &quot;&quot;)">
            <text:p/>
          </table:table-cell>
          <table:table-cell table:style-name="ce14" table:formula="of:=IF([.M27]=1; 4; &quot;&quot;)" office:value-type="float" office:value="4" calcext:value-type="float">
            <text:p>4</text:p>
          </table:table-cell>
          <table:table-cell table:style-name="ce29" table:formula="of:=IF([.N27]=1; 2; &quot;&quot;)">
            <text:p/>
          </table:table-cell>
          <table:table-cell table:style-name="ce25" table:formula="of:=IF([.O27]=1; 1; &quot;&quot;)" office:value-type="float" office:value="1" calcext:value-type="float">
            <text:p>1</text:p>
          </table:table-cell>
          <table:table-cell table:style-name="ce14" table:formula="of:=IF([.P27]=1; 4; &quot;&quot;)">
            <text:p/>
          </table:table-cell>
          <table:table-cell table:style-name="ce29" table:formula="of:=IF([.Q27]=1; 2; &quot;&quot;)">
            <text:p/>
          </table:table-cell>
          <table:table-cell table:style-name="ce25" table:formula="of:=IF([.R27]=1; 1; &quot;&quot;)">
            <text:p/>
          </table:table-cell>
          <table:covered-table-cell table:style-name="ce63"/>
          <table:covered-table-cell table:number-columns-repeated="2" table:style-name="ce70"/>
          <table:covered-table-cell table:style-name="ce5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3" table:formula="of:=(BIN2DEC([.C30]) *pow(2; 5)) +(BIN2DEC([.D30]) *pow(2; 4)) +(BIN2DEC([.E30]) *pow(2; 3)) +(BIN2DEC([.F30]) *pow(2; 2)) +(BIN2DEC([.G30]) *pow(2; 1)) +(BIN2DEC([.H30]) *pow(2; 0)) + (pow(2;-1)*[.J30]) + (pow(2;-2)*[.K30]) + (pow(2;-3)*[.L30]) + (pow(2;-4)*[.M30]) + (pow(2;-5)*[.N30]) + (pow(2;-6)*[.O30]) + (pow(2;-7)*[.P30]) + (pow(2;-8)*[.Q30]) + (pow(2;-9)*[.R30])" office:value-type="float" office:value="0.671875" calcext:value-type="float" table:number-columns-spanned="1" table:number-rows-spanned="3">
            <text:p>0.671875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46"/>
          <table:table-cell table:style-name="ce9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60"/>
          <table:table-cell table:style-name="ce66" table:formula="of:=textjoin(&quot; + &quot;; 1; IF(([.C32]+[.D32]+[.E32]) = 0; &quot;&quot;; ([.C32]+[.D32]+[.E32])*[.E31]); IF(([.F32]+[.G32]+[.H32]) = 0; &quot;&quot;; ([.F32]+[.G32]+[.H32])*[.H31]); IF(([.J32]+[.K32]+[.L32]) = 0; &quot;&quot;; textjoin(&quot;&quot;; 1; [.J32]+[.K32]+[.L32]; [.L31])); IF(([.M32]+[.N32]+[.O32]) = 0; &quot;&quot;; textjoin(&quot;&quot;; 1; [.M32]+[.N32]+[.O32]; [.O31])); IF(([.P32]+[.Q32]+[.R32]) = 0; &quot;&quot;; textjoin(&quot;&quot;; 1; [.P32]+[.Q32]+[.R32]; [.R31]));)" office:value-type="string" office:string-value="" calcext:value-type="error">
            <text:p>#VALUE!</text:p>
          </table:table-cell>
          <table:table-cell table:style-name="ce62"/>
          <table:table-cell table:style-name="ce66" table:formula="of:=textjoin(&quot;&quot;; 1; [.C32]+[.D32]+[.E32];[.F32]+[.G32] + [.H32]; &quot;,&quot; ; [.J32]+ [.K32]+[.L32]; [.M32]+[.N32]+[.O32];[.P32]+[.Q32]+[.R32])" office:value-type="string" office:string-value="" calcext:value-type="error">
            <text:p>#VALUE!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4"/>
          <table:table-cell table:style-name="ce16"/>
          <table:table-cell table:style-name="ce30" office:value-type="string" calcext:value-type="string">
            <text:p>8¹ =</text:p>
          </table:table-cell>
          <table:table-cell table:style-name="ce35" office:value-type="float" office:value="40" calcext:value-type="float">
            <text:p>40</text:p>
          </table:table-cell>
          <table:table-cell table:style-name="ce36"/>
          <table:table-cell table:style-name="ce30" office:value-type="string" calcext:value-type="string">
            <text:p>8⁰ =</text:p>
          </table:table-cell>
          <table:table-cell table:style-name="ce35" table:formula="of:=pow(4; 0)" office:value-type="float" office:value="1" calcext:value-type="float">
            <text:p>1</text:p>
          </table:table-cell>
          <table:table-cell table:style-name="ce43"/>
          <table:table-cell table:style-name="ce16"/>
          <table:table-cell table:style-name="ce30" office:value-type="string" calcext:value-type="string">
            <text:p>8-¹ =</text:p>
          </table:table-cell>
          <table:table-cell table:style-name="ce35" office:value-type="string" calcext:value-type="string">
            <text:p>/16</text:p>
          </table:table-cell>
          <table:table-cell table:style-name="ce50"/>
          <table:table-cell table:style-name="ce30" office:value-type="string" calcext:value-type="string">
            <text:p>8-² =</text:p>
          </table:table-cell>
          <table:table-cell table:style-name="ce35" office:value-type="string" calcext:value-type="string">
            <text:p>/64</text:p>
          </table:table-cell>
          <table:table-cell table:style-name="ce50"/>
          <table:table-cell table:style-name="ce30" office:value-type="string" calcext:value-type="string">
            <text:p>8-³ =</text:p>
          </table:table-cell>
          <table:table-cell table:style-name="ce35" office:value-type="string" calcext:value-type="string">
            <text:p>/512</text:p>
          </table:table-cell>
          <table:table-cell table:style-name="ce61" table:number-columns-spanned="4" table:number-rows-spanned="2"/>
          <table:covered-table-cell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5"/>
          <table:table-cell table:style-name="ce11" table:formula="of:=IF([.C30]=1; 4; &quot;&quot;)">
            <text:p/>
          </table:table-cell>
          <table:table-cell table:style-name="ce27" table:formula="of:=IF([.D30]=1; 2; &quot;&quot;)">
            <text:p/>
          </table:table-cell>
          <table:table-cell table:style-name="ce22" table:formula="of:=IF([.E30]=1; 1; &quot;&quot;)">
            <text:p/>
          </table:table-cell>
          <table:table-cell table:style-name="ce11" table:formula="of:=IF([.F30]=1; 4; &quot;&quot;)">
            <text:p/>
          </table:table-cell>
          <table:table-cell table:style-name="ce27" table:formula="of:=IF([.G30]=1; 2; &quot;&quot;)">
            <text:p/>
          </table:table-cell>
          <table:table-cell table:style-name="ce22" table:formula="of:=IF([.H30]=1; 1; &quot;&quot;)">
            <text:p/>
          </table:table-cell>
          <table:table-cell table:style-name="ce44"/>
          <table:table-cell table:style-name="ce11" table:formula="of:=IF([.J30]=1; 4; &quot;&quot;)" office:value-type="float" office:value="4" calcext:value-type="float">
            <text:p>4</text:p>
          </table:table-cell>
          <table:table-cell table:style-name="ce27" table:formula="of:=IF([.K30]=1; 2; &quot;&quot;)">
            <text:p/>
          </table:table-cell>
          <table:table-cell table:style-name="ce22" table:formula="of:=IF([.L30]=1; 1; &quot;&quot;)" office:value-type="float" office:value="1" calcext:value-type="float">
            <text:p>1</text:p>
          </table:table-cell>
          <table:table-cell table:style-name="ce11" table:formula="of:=IF([.M30]=1; 4; &quot;&quot;)">
            <text:p/>
          </table:table-cell>
          <table:table-cell table:style-name="ce27" table:formula="of:=IF([.N30]=1; 2; &quot;&quot;)" office:value-type="float" office:value="2" calcext:value-type="float">
            <text:p>2</text:p>
          </table:table-cell>
          <table:table-cell table:style-name="ce22" table:formula="of:=IF([.O30]=1; 1; &quot;&quot;)" office:value-type="float" office:value="1" calcext:value-type="float">
            <text:p>1</text:p>
          </table:table-cell>
          <table:table-cell table:style-name="ce11" table:formula="of:=IF([.P30]=1; 4; &quot;&quot;)">
            <text:p/>
          </table:table-cell>
          <table:table-cell table:style-name="ce27" table:formula="of:=IF([.Q30]=1; 2; &quot;&quot;)">
            <text:p/>
          </table:table-cell>
          <table:table-cell table:style-name="ce22" table:formula="of:=IF([.R30]=1; 1; &quot;&quot;)">
            <text:p/>
          </table:table-cell>
          <table:covered-table-cell table:number-columns-repeated="4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table:formula="of:=(BIN2DEC([.C33]) *pow(2; 5)) +(BIN2DEC([.D33]) *pow(2; 4)) +(BIN2DEC([.E33]) *pow(2; 3)) +(BIN2DEC([.F33]) *pow(2; 2)) +(BIN2DEC([.G33]) *pow(2; 1)) +(BIN2DEC([.H33]) *pow(2; 0)) + (pow(2;-1)*[.J33]) + (pow(2;-2)*[.K33]) + (pow(2;-3)*[.L33]) + (pow(2;-4)*[.M33]) + (pow(2;-5)*[.N33]) + (pow(2;-6)*[.O33]) + (pow(2;-7)*[.P33]) + (pow(2;-8)*[.Q33]) + (pow(2;-9)*[.R33])" office:value-type="float" office:value="1.765625" calcext:value-type="float" table:number-columns-spanned="1" table:number-rows-spanned="3">
            <text:p>1.765625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46"/>
          <table:table-cell table:style-name="ce1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60"/>
          <table:table-cell table:style-name="ce66" table:formula="of:=textjoin(&quot; + &quot;; 1; IF(([.C35]+[.D35]+[.E35]) = 0; &quot;&quot;; ([.C35]+[.D35]+[.E35])*[.E34]); IF(([.F35]+[.G35]+[.H35]) = 0; &quot;&quot;; ([.F35]+[.G35]+[.H35])*[.H34]); IF(([.J35]+[.K35]+[.L35]) = 0; &quot;&quot;; textjoin(&quot;&quot;; 1; [.J35]+[.K35]+[.L35]; [.L34])); IF(([.M35]+[.N35]+[.O35]) = 0; &quot;&quot;; textjoin(&quot;&quot;; 1; [.M35]+[.N35]+[.O35]; [.O34])); IF(([.P35]+[.Q35]+[.R35]) = 0; &quot;&quot;; textjoin(&quot;&quot;; 1; [.P35]+[.Q35]+[.R35]; [.R34]));)" office:value-type="string" office:string-value="" calcext:value-type="error">
            <text:p>#VALUE!</text:p>
          </table:table-cell>
          <table:table-cell table:style-name="ce62"/>
          <table:table-cell table:style-name="ce66" table:formula="of:=textjoin(&quot;&quot;; 1; [.C35]+[.D35]+[.E35];[.F35]+[.G35] + [.H35]; &quot;,&quot; ; [.J35]+ [.K35]+[.L35]; [.M35]+[.N35]+[.O35];[.P35]+[.Q35]+[.R35])" office:value-type="string" office:string-value="" calcext:value-type="error">
            <text:p>#VALUE!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4"/>
          <table:table-cell table:style-name="ce15"/>
          <table:table-cell table:style-name="ce28" office:value-type="string" calcext:value-type="string">
            <text:p>8¹ =</text:p>
          </table:table-cell>
          <table:table-cell table:style-name="ce34" office:value-type="float" office:value="56" calcext:value-type="float">
            <text:p>56</text:p>
          </table:table-cell>
          <table:table-cell table:style-name="ce37"/>
          <table:table-cell table:style-name="ce28" office:value-type="string" calcext:value-type="string">
            <text:p>8⁰ =</text:p>
          </table:table-cell>
          <table:table-cell table:style-name="ce34" table:formula="of:=pow(4; 0)" office:value-type="float" office:value="1" calcext:value-type="float">
            <text:p>1</text:p>
          </table:table-cell>
          <table:table-cell table:style-name="ce43"/>
          <table:table-cell table:style-name="ce15"/>
          <table:table-cell table:style-name="ce28" office:value-type="string" calcext:value-type="string">
            <text:p>8-¹ =</text:p>
          </table:table-cell>
          <table:table-cell table:style-name="ce34" office:value-type="string" calcext:value-type="string">
            <text:p>/16</text:p>
          </table:table-cell>
          <table:table-cell table:style-name="ce51"/>
          <table:table-cell table:style-name="ce28" office:value-type="string" calcext:value-type="string">
            <text:p>8-² =</text:p>
          </table:table-cell>
          <table:table-cell table:style-name="ce34" office:value-type="string" calcext:value-type="string">
            <text:p>/64</text:p>
          </table:table-cell>
          <table:table-cell table:style-name="ce51"/>
          <table:table-cell table:style-name="ce28" office:value-type="string" calcext:value-type="string">
            <text:p>8-³ =</text:p>
          </table:table-cell>
          <table:table-cell table:style-name="ce34" office:value-type="string" calcext:value-type="string">
            <text:p>/512</text:p>
          </table:table-cell>
          <table:table-cell table:style-name="ce61" table:number-columns-spanned="4" table:number-rows-spanned="2"/>
          <table:covered-table-cell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5"/>
          <table:table-cell table:style-name="ce14" table:formula="of:=IF([.C33]=1; 4; &quot;&quot;)">
            <text:p/>
          </table:table-cell>
          <table:table-cell table:style-name="ce29" table:formula="of:=IF([.D33]=1; 2; &quot;&quot;)">
            <text:p/>
          </table:table-cell>
          <table:table-cell table:style-name="ce25" table:formula="of:=IF([.E33]=1; 1; &quot;&quot;)">
            <text:p/>
          </table:table-cell>
          <table:table-cell table:style-name="ce14" table:formula="of:=IF([.F33]=1; 4; &quot;&quot;)">
            <text:p/>
          </table:table-cell>
          <table:table-cell table:style-name="ce29" table:formula="of:=IF([.G33]=1; 2; &quot;&quot;)">
            <text:p/>
          </table:table-cell>
          <table:table-cell table:style-name="ce25" table:formula="of:=IF([.H33]=1; 1; &quot;&quot;)" office:value-type="float" office:value="1" calcext:value-type="float">
            <text:p>1</text:p>
          </table:table-cell>
          <table:table-cell table:style-name="ce44"/>
          <table:table-cell table:style-name="ce14" table:formula="of:=IF([.J33]=1; 4; &quot;&quot;)" office:value-type="float" office:value="4" calcext:value-type="float">
            <text:p>4</text:p>
          </table:table-cell>
          <table:table-cell table:style-name="ce29" table:formula="of:=IF([.K33]=1; 2; &quot;&quot;)" office:value-type="float" office:value="2" calcext:value-type="float">
            <text:p>2</text:p>
          </table:table-cell>
          <table:table-cell table:style-name="ce25" table:formula="of:=IF([.L33]=1; 1; &quot;&quot;)">
            <text:p/>
          </table:table-cell>
          <table:table-cell table:style-name="ce14" table:formula="of:=IF([.M33]=1; 4; &quot;&quot;)">
            <text:p/>
          </table:table-cell>
          <table:table-cell table:style-name="ce29" table:formula="of:=IF([.N33]=1; 2; &quot;&quot;)">
            <text:p/>
          </table:table-cell>
          <table:table-cell table:style-name="ce25" table:formula="of:=IF([.O33]=1; 1; &quot;&quot;)" office:value-type="float" office:value="1" calcext:value-type="float">
            <text:p>1</text:p>
          </table:table-cell>
          <table:table-cell table:style-name="ce14" table:formula="of:=IF([.P33]=1; 4; &quot;&quot;)">
            <text:p/>
          </table:table-cell>
          <table:table-cell table:style-name="ce29" table:formula="of:=IF([.Q33]=1; 2; &quot;&quot;)">
            <text:p/>
          </table:table-cell>
          <table:table-cell table:style-name="ce25" table:formula="of:=IF([.R33]=1; 1; &quot;&quot;)">
            <text:p/>
          </table:table-cell>
          <table:covered-table-cell table:number-columns-repeated="4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3" table:formula="of:=(BIN2DEC([.C36]) *pow(2; 5)) +(BIN2DEC([.D36]) *pow(2; 4)) +(BIN2DEC([.E36]) *pow(2; 3)) +(BIN2DEC([.F36]) *pow(2; 2)) +(BIN2DEC([.G36]) *pow(2; 1)) +(BIN2DEC([.H36]) *pow(2; 0)) + (pow(2;-1)*[.J36]) + (pow(2;-2)*[.K36]) + (pow(2;-3)*[.L36]) + (pow(2;-4)*[.M36]) + (pow(2;-5)*[.N36]) + (pow(2;-6)*[.O36]) + (pow(2;-7)*[.P36]) + (pow(2;-8)*[.Q36]) + (pow(2;-9)*[.R36])" office:value-type="float" office:value="14.5625" calcext:value-type="float" table:number-columns-spanned="1" table:number-rows-spanned="3">
            <text:p>14.5625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46"/>
          <table:table-cell table:style-name="ce9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60"/>
          <table:table-cell table:style-name="ce66" table:formula="of:=textjoin(&quot; + &quot;; 1; IF(([.C38]+[.D38]+[.E38]) = 0; &quot;&quot;; ([.C38]+[.D38]+[.E38])*[.E37]); IF(([.F38]+[.G38]+[.H38]) = 0; &quot;&quot;; ([.F38]+[.G38]+[.H38])*[.H37]); IF(([.J38]+[.K38]+[.L38]) = 0; &quot;&quot;; textjoin(&quot;&quot;; 1; [.J38]+[.K38]+[.L38]; [.L37])); IF(([.M38]+[.N38]+[.O38]) = 0; &quot;&quot;; textjoin(&quot;&quot;; 1; [.M38]+[.N38]+[.O38]; [.O37])); IF(([.P38]+[.Q38]+[.R38]) = 0; &quot;&quot;; textjoin(&quot;&quot;; 1; [.P38]+[.Q38]+[.R38]; [.R37]));)" office:value-type="string" office:string-value="" calcext:value-type="error">
            <text:p>#VALUE!</text:p>
          </table:table-cell>
          <table:table-cell table:style-name="ce62"/>
          <table:table-cell table:style-name="ce66" table:formula="of:=textjoin(&quot;&quot;; 1; [.C38]+[.D38]+[.E38];[.F38]+[.G38] + [.H38]; &quot;,&quot; ; [.J38]+ [.K38]+[.L38]; [.M38]+[.N38]+[.O38];[.P38]+[.Q38]+[.R38])" office:value-type="string" office:string-value="" calcext:value-type="error">
            <text:p>#VALUE!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4"/>
          <table:table-cell table:style-name="ce16"/>
          <table:table-cell table:style-name="ce30" office:value-type="string" calcext:value-type="string">
            <text:p>8¹ =</text:p>
          </table:table-cell>
          <table:table-cell table:style-name="ce35" office:value-type="float" office:value="72" calcext:value-type="float">
            <text:p>72</text:p>
          </table:table-cell>
          <table:table-cell table:style-name="ce36"/>
          <table:table-cell table:style-name="ce30" office:value-type="string" calcext:value-type="string">
            <text:p>8⁰ =</text:p>
          </table:table-cell>
          <table:table-cell table:style-name="ce35" table:formula="of:=pow(4; 0)" office:value-type="float" office:value="1" calcext:value-type="float">
            <text:p>1</text:p>
          </table:table-cell>
          <table:table-cell table:style-name="ce43"/>
          <table:table-cell table:style-name="ce16"/>
          <table:table-cell table:style-name="ce30" office:value-type="string" calcext:value-type="string">
            <text:p>8-¹ =</text:p>
          </table:table-cell>
          <table:table-cell table:style-name="ce35" office:value-type="string" calcext:value-type="string">
            <text:p>/16</text:p>
          </table:table-cell>
          <table:table-cell table:style-name="ce50"/>
          <table:table-cell table:style-name="ce30" office:value-type="string" calcext:value-type="string">
            <text:p>8-² =</text:p>
          </table:table-cell>
          <table:table-cell table:style-name="ce35" office:value-type="string" calcext:value-type="string">
            <text:p>/64</text:p>
          </table:table-cell>
          <table:table-cell table:style-name="ce50"/>
          <table:table-cell table:style-name="ce30" office:value-type="string" calcext:value-type="string">
            <text:p>8-³ =</text:p>
          </table:table-cell>
          <table:table-cell table:style-name="ce35" office:value-type="string" calcext:value-type="string">
            <text:p>/512</text:p>
          </table:table-cell>
          <table:table-cell table:style-name="ce64" table:number-columns-spanned="4" table:number-rows-spanned="2"/>
          <table:covered-table-cell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5"/>
          <table:table-cell table:style-name="ce11" table:formula="of:=IF([.C36]=1; 4; &quot;&quot;)">
            <text:p/>
          </table:table-cell>
          <table:table-cell table:style-name="ce27" table:formula="of:=IF([.D36]=1; 2; &quot;&quot;)">
            <text:p/>
          </table:table-cell>
          <table:table-cell table:style-name="ce22" table:formula="of:=IF([.E36]=1; 1; &quot;&quot;)" office:value-type="float" office:value="1" calcext:value-type="float">
            <text:p>1</text:p>
          </table:table-cell>
          <table:table-cell table:style-name="ce11" table:formula="of:=IF([.F36]=1; 4; &quot;&quot;)" office:value-type="float" office:value="4" calcext:value-type="float">
            <text:p>4</text:p>
          </table:table-cell>
          <table:table-cell table:style-name="ce27" table:formula="of:=IF([.G36]=1; 2; &quot;&quot;)" office:value-type="float" office:value="2" calcext:value-type="float">
            <text:p>2</text:p>
          </table:table-cell>
          <table:table-cell table:style-name="ce22" table:formula="of:=IF([.H36]=1; 1; &quot;&quot;)">
            <text:p/>
          </table:table-cell>
          <table:table-cell table:style-name="ce44"/>
          <table:table-cell table:style-name="ce11" table:formula="of:=IF([.J36]=1; 4; &quot;&quot;)" office:value-type="float" office:value="4" calcext:value-type="float">
            <text:p>4</text:p>
          </table:table-cell>
          <table:table-cell table:style-name="ce27" table:formula="of:=IF([.K36]=1; 2; &quot;&quot;)">
            <text:p/>
          </table:table-cell>
          <table:table-cell table:style-name="ce22" table:formula="of:=IF([.L36]=1; 1; &quot;&quot;)">
            <text:p/>
          </table:table-cell>
          <table:table-cell table:style-name="ce11" table:formula="of:=IF([.M36]=1; 4; &quot;&quot;)" office:value-type="float" office:value="4" calcext:value-type="float">
            <text:p>4</text:p>
          </table:table-cell>
          <table:table-cell table:style-name="ce27" table:formula="of:=IF([.N36]=1; 2; &quot;&quot;)">
            <text:p/>
          </table:table-cell>
          <table:table-cell table:style-name="ce22" table:formula="of:=IF([.O36]=1; 1; &quot;&quot;)">
            <text:p/>
          </table:table-cell>
          <table:table-cell table:style-name="ce11" table:formula="of:=IF([.P36]=1; 4; &quot;&quot;)">
            <text:p/>
          </table:table-cell>
          <table:table-cell table:style-name="ce27" table:formula="of:=IF([.Q36]=1; 2; &quot;&quot;)">
            <text:p/>
          </table:table-cell>
          <table:table-cell table:style-name="ce22" table:formula="of:=IF([.R36]=1; 1; &quot;&quot;)">
            <text:p/>
          </table:table-cell>
          <table:covered-table-cell table:number-columns-repeated="4"/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 table:number-columns-spanned="15" table:number-rows-spanned="1">
            <text:p>LUÍS AUGUSTO LIMA DE OLIVEIRA - 805413</text:p>
          </table:table-cell>
          <table:covered-table-cell table:number-columns-repeated="14"/>
          <table:table-cell table:style-name="ce1" table:number-columns-repeated="3"/>
          <table:table-cell table:style-name="ce67" office:value-type="string" calcext:value-type="string">
            <text:p>bin2base8</text:p>
          </table:table-cell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4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table:formula="of:=textjoin(&quot; &quot;; 1; IF([.C45]=1; 1; 0); &quot;+&quot;; IF([.D45]=1; 1; 0))" office:value-type="string" office:string-value="" calcext:value-type="error">
            <text:p>#NAME?</text:p>
          </table:table-cell>
          <table:table-cell table:style-name="ce1" table:number-columns-repeated="6"/>
          <table:table-cell table:style-name="ce47"/>
          <table:table-cell table:style-name="ce49" table:number-columns-repeated="6"/>
          <table:table-cell table:style-name="ce54"/>
          <table:table-cell table:style-name="ce1" table:number-columns-repeated="6"/>
          <table:table-cell table:number-columns-repeated="1001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X</text:span><text:span text:style-name="T2">(10)</text:span></text:p>
          </table:table-cell>
          <table:table-cell table:style-name="ce8" office:value-type="string" calcext:value-type="string">
            <text:p>2⁵</text:p>
          </table:table-cell>
          <table:table-cell table:style-name="ce8" office:value-type="string" calcext:value-type="string">
            <text:p>2⁴</text:p>
          </table:table-cell>
          <table:table-cell table:style-name="ce8" office:value-type="string" calcext:value-type="string">
            <text:p>2³</text:p>
          </table:table-cell>
          <table:table-cell table:style-name="ce8" office:value-type="string" calcext:value-type="string">
            <text:p>2²</text:p>
          </table:table-cell>
          <table:table-cell table:style-name="ce8" office:value-type="string" calcext:value-type="string">
            <text:p>2¹</text:p>
          </table:table-cell>
          <table:table-cell table:style-name="ce39" office:value-type="string" calcext:value-type="string">
            <text:p>2⁰</text:p>
          </table:table-cell>
          <table:table-cell table:style-name="ce41"/>
          <table:table-cell table:style-name="ce48" office:value-type="string" calcext:value-type="string">
            <text:p>2-¹</text:p>
          </table:table-cell>
          <table:table-cell table:style-name="ce8" office:value-type="string" calcext:value-type="string">
            <text:p>2-²</text:p>
          </table:table-cell>
          <table:table-cell table:style-name="ce8" office:value-type="string" calcext:value-type="string">
            <text:p>2-³</text:p>
          </table:table-cell>
          <table:table-cell table:style-name="ce8" office:value-type="string" calcext:value-type="string">
            <text:p>2-⁴</text:p>
          </table:table-cell>
          <table:table-cell table:style-name="ce8" office:value-type="string" calcext:value-type="string">
            <text:p>2-⁵</text:p>
          </table:table-cell>
          <table:table-cell table:style-name="ce8" office:value-type="string" calcext:value-type="string">
            <text:p>2-⁶</text:p>
          </table:table-cell>
          <table:table-cell table:style-name="ce8" office:value-type="string" calcext:value-type="string">
            <text:p>2-⁷</text:p>
          </table:table-cell>
          <table:table-cell table:style-name="ce8" office:value-type="string" calcext:value-type="string">
            <text:p>2-⁸</text:p>
          </table:table-cell>
          <table:table-cell table:style-name="ce55" table:number-columns-spanned="2" table:number-rows-spanned="1"/>
          <table:covered-table-cell/>
          <table:table-cell table:style-name="ce59" office:value-type="string" calcext:value-type="string">
            <text:p><text:span text:style-name="T3">∑</text:span><text:span text:style-name="T4">(10)</text:span></text:p>
          </table:table-cell>
          <table:table-cell table:style-name="ce74"/>
          <table:table-cell table:style-name="ce59" office:value-type="string" calcext:value-type="string">
            <text:p><text:span text:style-name="T3">x</text:span><text:span text:style-name="T4">(4)</text:span>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3" table:formula="of:=(BIN2DEC([.C45]) *pow(2; 5)) +(BIN2DEC([.D45]) *pow(2; 4)) +(BIN2DEC([.E45]) *pow(2; 3)) +(BIN2DEC([.F45]) *pow(2; 2)) +(BIN2DEC([.G45]) *pow(2; 1)) +(BIN2DEC([.H45]) *pow(2; 0)) + (pow(2;-1)*[.J45]) + (pow(2;-2)*[.K45]) + (pow(2;-3)*[.L45]) + (pow(2;-4)*[.M45]) + (pow(2;-5)*[.N45]) + (pow(2;-6)*[.O45]) + (pow(2;-7)*[.P45]) + (pow(2;-8)*[.Q45])" office:value-type="float" office:value="0.28125" calcext:value-type="float" table:number-columns-spanned="1" table:number-rows-spanned="3">
            <text:p>0.2812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42"/>
          <table:table-cell table:style-name="ce9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6" table:number-columns-spanned="2" table:number-rows-spanned="15"/>
          <table:covered-table-cell/>
          <table:table-cell table:style-name="ce66" table:formula="of:=textjoin(&quot; + &quot;; 1; IF(([.C47]+[.D47]) = 0; &quot;&quot;; ([.C47]+[.D47])*[.D46]); IF(([.E47]+[.F47]+[.G47]+[.H47]) = 0; &quot;&quot;; ([.E47]+[.F47]+[.G47]+[.H47])*[.H46]); IF(([.J47]+[.K47]+[.L47]+[.M47]) = 0; &quot;&quot;; textjoin(&quot;&quot;; 1; ([.J47]+[.K47]+[.L47]+[.M47]); [.M46])); IF(([.N47]+[.O47]+[.P47]+[.Q47]) = 0; &quot;&quot;; textjoin(&quot;&quot;; 1; ([.N47]+[.O47]+[.P47]+[.Q47]); [.Q46]));)" office:value-type="string" office:string-value="" calcext:value-type="error">
            <text:p>#VALUE!</text:p>
          </table:table-cell>
          <table:table-cell table:style-name="ce62"/>
          <table:table-cell table:style-name="ce66" table:formula="of:=textjoin(&quot;&quot;; 1; DEC2HEX([.C47]+[.D47]); DEC2HEX([.E47]+[.F47]+[.G47]+[.H47]); &quot;,&quot; ;DEC2HEX([.J47]+[.K47]+[.L47]+[.M47]); DEC2HEX([.N47]+[.O47]+[.P47]+[.Q47]))" office:value-type="string" office:string-value="" calcext:value-type="error">
            <text:p>#VALUE!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4"/>
          <table:table-cell table:style-name="ce10" office:value-type="string" calcext:value-type="string">
            <text:p>16¹ =</text:p>
          </table:table-cell>
          <table:table-cell table:style-name="ce31" table:formula="of:=pow(4; 2)" office:value-type="float" office:value="16" calcext:value-type="float">
            <text:p>16</text:p>
          </table:table-cell>
          <table:table-cell table:style-name="ce10"/>
          <table:table-cell table:style-name="ce31"/>
          <table:table-cell table:style-name="ce26" office:value-type="string" calcext:value-type="string">
            <text:p>16⁰ =</text:p>
          </table:table-cell>
          <table:table-cell table:style-name="ce21" table:formula="of:=pow(4; 0)" office:value-type="float" office:value="1" calcext:value-type="float">
            <text:p>1</text:p>
          </table:table-cell>
          <table:table-cell table:style-name="ce43"/>
          <table:table-cell table:style-name="ce10"/>
          <table:table-cell table:style-name="ce31"/>
          <table:table-cell table:style-name="ce26" office:value-type="string" calcext:value-type="string">
            <text:p>4-¹=</text:p>
          </table:table-cell>
          <table:table-cell table:style-name="ce31" office:value-type="string" calcext:value-type="string">
            <text:p>/16</text:p>
          </table:table-cell>
          <table:table-cell table:style-name="ce10"/>
          <table:table-cell table:style-name="ce31"/>
          <table:table-cell table:style-name="ce26" office:value-type="string" calcext:value-type="string">
            <text:p>4-²=</text:p>
          </table:table-cell>
          <table:table-cell table:style-name="ce21" office:value-type="string" calcext:value-type="string">
            <text:p>/256</text:p>
          </table:table-cell>
          <table:covered-table-cell table:style-name="ce57"/>
          <table:covered-table-cell/>
          <table:table-cell table:style-name="ce60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5"/>
          <table:table-cell table:style-name="ce11" table:formula="of:=IF([.C45]=1; 2; &quot;&quot;)">
            <text:p/>
          </table:table-cell>
          <table:table-cell table:style-name="ce27" table:formula="of:=IF([.D45]=1; 1; &quot;&quot;)">
            <text:p/>
          </table:table-cell>
          <table:table-cell table:style-name="ce11" table:formula="of:=IF([.E45]=1; 8; &quot;&quot;)">
            <text:p/>
          </table:table-cell>
          <table:table-cell table:style-name="ce27" table:formula="of:=IF([.F45]=1; 4; &quot;&quot;)">
            <text:p/>
          </table:table-cell>
          <table:table-cell table:style-name="ce27" table:formula="of:=IF([.G45]=1; 2; &quot;&quot;)">
            <text:p/>
          </table:table-cell>
          <table:table-cell table:style-name="ce22" table:formula="of:=IF([.H45]=1; 1; &quot;&quot;)">
            <text:p/>
          </table:table-cell>
          <table:table-cell table:style-name="ce44"/>
          <table:table-cell table:style-name="ce11" table:formula="of:=IF([.J45]=1; 8; &quot;&quot;)">
            <text:p/>
          </table:table-cell>
          <table:table-cell table:style-name="ce27" table:formula="of:=IF([.K45]=1; 4; &quot;&quot;)" office:value-type="float" office:value="4" calcext:value-type="float">
            <text:p>4</text:p>
          </table:table-cell>
          <table:table-cell table:style-name="ce27" table:formula="of:=IF([.L45]=1; 2; &quot;&quot;)">
            <text:p/>
          </table:table-cell>
          <table:table-cell table:style-name="ce22" table:formula="of:=IF([.M45]=1; 1; &quot;&quot;)">
            <text:p/>
          </table:table-cell>
          <table:table-cell table:style-name="ce11" table:formula="of:=IF([.N45]=1; 8; &quot;&quot;)" office:value-type="float" office:value="8" calcext:value-type="float">
            <text:p>8</text:p>
          </table:table-cell>
          <table:table-cell table:style-name="ce27" table:formula="of:=IF([.O45]=1; 4; &quot;&quot;)">
            <text:p/>
          </table:table-cell>
          <table:table-cell table:style-name="ce27" table:formula="of:=IF([.P45]=1; 2; &quot;&quot;)">
            <text:p/>
          </table:table-cell>
          <table:table-cell table:style-name="ce22" table:formula="of:=IF([.Q45]=1; 1; &quot;&quot;)">
            <text:p/>
          </table:table-cell>
          <table:covered-table-cell table:style-name="ce57"/>
          <table:covered-table-cell/>
          <table:table-cell table:style-name="ce60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table:formula="of:=(BIN2DEC([.C48]) *pow(2; 5)) +(BIN2DEC([.D48]) *pow(2; 4)) +(BIN2DEC([.E48]) *pow(2; 3)) +(BIN2DEC([.F48]) *pow(2; 2)) +(BIN2DEC([.G48]) *pow(2; 1)) +(BIN2DEC([.H48]) *pow(2; 0)) + (pow(2;-1)*[.J48]) + (pow(2;-2)*[.K48]) + (pow(2;-3)*[.L48]) + (pow(2;-4)*[.M48]) + (pow(2;-5)*[.N48]) + (pow(2;-6)*[.O48]) + (pow(2;-7)*[.P48]) + (pow(2;-8)*[.Q48])" office:value-type="float" office:value="0.578125" calcext:value-type="float" table:number-columns-spanned="1" table:number-rows-spanned="3">
            <text:p>0.57812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2"/>
          <table:table-cell table:style-name="ce12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covered-table-cell table:style-name="ce57"/>
          <table:covered-table-cell/>
          <table:table-cell table:style-name="ce66" table:formula="of:=textjoin(&quot; + &quot;; 1; IF(([.C50]+[.D50]) = 0; &quot;&quot;; ([.C50]+[.D50])*[.D49]); IF(([.E50]+[.F50]+[.G50]+[.H50]) = 0; &quot;&quot;; ([.E50]+[.F50]+[.G50]+[.H50])*[.H49]); IF(([.J50]+[.K50]+[.L50]+[.M50]) = 0; &quot;&quot;; textjoin(&quot;&quot;; 1; ([.J50]+[.K50]+[.L50]+[.M50]); [.M49])); IF(([.N50]+[.O50]+[.P50]+[.Q50]) = 0; &quot;&quot;; textjoin(&quot;&quot;; 1; ([.N50]+[.O50]+[.P50]+[.Q50]); [.Q49]));)" office:value-type="string" office:string-value="" calcext:value-type="error">
            <text:p>#VALUE!</text:p>
          </table:table-cell>
          <table:table-cell table:style-name="ce62"/>
          <table:table-cell table:style-name="ce66" table:formula="of:=textjoin(&quot;&quot;; 1; DEC2HEX([.C50]+[.D50]); DEC2HEX([.E50]+[.F50]+[.G50]+[.H50]); &quot;,&quot; ;DEC2HEX([.J50]+[.K50]+[.L50]+[.M50]); DEC2HEX([.N50]+[.O50]+[.P50]+[.Q50]))" office:value-type="string" office:string-value="" calcext:value-type="error">
            <text:p>#VALUE!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4"/>
          <table:table-cell table:style-name="ce13" office:value-type="string" calcext:value-type="string">
            <text:p>16¹ =</text:p>
          </table:table-cell>
          <table:table-cell table:style-name="ce32" table:formula="of:=pow(4; 2)" office:value-type="float" office:value="16" calcext:value-type="float">
            <text:p>16</text:p>
          </table:table-cell>
          <table:table-cell table:style-name="ce13"/>
          <table:table-cell table:style-name="ce32"/>
          <table:table-cell table:style-name="ce38" office:value-type="string" calcext:value-type="string">
            <text:p>16⁰ =</text:p>
          </table:table-cell>
          <table:table-cell table:style-name="ce24" table:formula="of:=pow(4; 0)" office:value-type="float" office:value="1" calcext:value-type="float">
            <text:p>1</text:p>
          </table:table-cell>
          <table:table-cell table:style-name="ce43"/>
          <table:table-cell table:style-name="ce13"/>
          <table:table-cell table:style-name="ce32"/>
          <table:table-cell table:style-name="ce38" office:value-type="string" calcext:value-type="string">
            <text:p>4-¹=</text:p>
          </table:table-cell>
          <table:table-cell table:style-name="ce32" office:value-type="string" calcext:value-type="string">
            <text:p>/16</text:p>
          </table:table-cell>
          <table:table-cell table:style-name="ce13"/>
          <table:table-cell table:style-name="ce32"/>
          <table:table-cell table:style-name="ce38" office:value-type="string" calcext:value-type="string">
            <text:p>4-²=</text:p>
          </table:table-cell>
          <table:table-cell table:style-name="ce24" office:value-type="string" calcext:value-type="string">
            <text:p>/256</text:p>
          </table:table-cell>
          <table:covered-table-cell table:style-name="ce57"/>
          <table:covered-table-cell/>
          <table:table-cell table:style-name="ce61" table:number-columns-spanned="3" table:number-rows-spanned="2"/>
          <table:covered-table-cell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5"/>
          <table:table-cell table:style-name="ce19" table:formula="of:=IF([.C48]=1; 2; &quot;&quot;)">
            <text:p/>
          </table:table-cell>
          <table:table-cell table:style-name="ce33" table:formula="of:=IF([.D48]=1; 1; &quot;&quot;)">
            <text:p/>
          </table:table-cell>
          <table:table-cell table:style-name="ce19" table:formula="of:=IF([.E48]=1; 8; &quot;&quot;)">
            <text:p/>
          </table:table-cell>
          <table:table-cell table:style-name="ce33" table:formula="of:=IF([.F48]=1; 4; &quot;&quot;)">
            <text:p/>
          </table:table-cell>
          <table:table-cell table:style-name="ce33" table:formula="of:=IF([.G48]=1; 2; &quot;&quot;)">
            <text:p/>
          </table:table-cell>
          <table:table-cell table:style-name="ce40" table:formula="of:=IF([.H48]=1; 1; &quot;&quot;)">
            <text:p/>
          </table:table-cell>
          <table:table-cell table:style-name="ce43"/>
          <table:table-cell table:style-name="ce19" table:formula="of:=IF([.J48]=1; 8; &quot;&quot;)" office:value-type="float" office:value="8" calcext:value-type="float">
            <text:p>8</text:p>
          </table:table-cell>
          <table:table-cell table:style-name="ce33" table:formula="of:=IF([.K48]=1; 4; &quot;&quot;)">
            <text:p/>
          </table:table-cell>
          <table:table-cell table:style-name="ce33" table:formula="of:=IF([.L48]=1; 2; &quot;&quot;)">
            <text:p/>
          </table:table-cell>
          <table:table-cell table:style-name="ce40" table:formula="of:=IF([.M48]=1; 1; &quot;&quot;)" office:value-type="float" office:value="1" calcext:value-type="float">
            <text:p>1</text:p>
          </table:table-cell>
          <table:table-cell table:style-name="ce19" table:formula="of:=IF([.N48]=1; 8; &quot;&quot;)">
            <text:p/>
          </table:table-cell>
          <table:table-cell table:style-name="ce33" table:formula="of:=IF([.O48]=1; 4; &quot;&quot;)" office:value-type="float" office:value="4" calcext:value-type="float">
            <text:p>4</text:p>
          </table:table-cell>
          <table:table-cell table:style-name="ce33" table:formula="of:=IF([.P48]=1; 2; &quot;&quot;)">
            <text:p/>
          </table:table-cell>
          <table:table-cell table:style-name="ce40" table:formula="of:=IF([.Q48]=1; 1; &quot;&quot;)">
            <text:p/>
          </table:table-cell>
          <table:covered-table-cell table:style-name="ce57"/>
          <table:covered-table-cell table:number-columns-repeated="4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3" table:formula="of:=(BIN2DEC([.C51]) *pow(2; 5)) +(BIN2DEC([.D51]) *pow(2; 4)) +(BIN2DEC([.E51]) *pow(2; 3)) +(BIN2DEC([.F51]) *pow(2; 2)) +(BIN2DEC([.G51]) *pow(2; 1)) +(BIN2DEC([.H51]) *pow(2; 0)) + (pow(2;-1)*[.J51]) + (pow(2;-2)*[.K51]) + (pow(2;-3)*[.L51]) + (pow(2;-4)*[.M51]) + (pow(2;-5)*[.N51]) + (pow(2;-6)*[.O51]) + (pow(2;-7)*[.P51]) + (pow(2;-8)*[.Q51])" office:value-type="float" office:value="0.671875" calcext:value-type="float" table:number-columns-spanned="1" table:number-rows-spanned="3">
            <text:p>0.67187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42"/>
          <table:table-cell table:style-name="ce9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covered-table-cell table:style-name="ce57"/>
          <table:covered-table-cell/>
          <table:table-cell table:style-name="ce66" table:formula="of:=textjoin(&quot; + &quot;; 1; IF(([.C53]+[.D53]) = 0; &quot;&quot;; ([.C53]+[.D53])*[.D52]); IF(([.E53]+[.F53]+[.G53]+[.H53]) = 0; &quot;&quot;; ([.E53]+[.F53]+[.G53]+[.H53])*[.H52]); IF(([.J53]+[.K53]+[.L53]+[.M53]) = 0; &quot;&quot;; textjoin(&quot;&quot;; 1; ([.J53]+[.K53]+[.L53]+[.M53]); [.M52])); IF(([.N53]+[.O53]+[.P53]+[.Q53]) = 0; &quot;&quot;; textjoin(&quot;&quot;; 1; ([.N53]+[.O53]+[.P53]+[.Q53]); [.Q52]));)" office:value-type="string" office:string-value="" calcext:value-type="error">
            <text:p>#VALUE!</text:p>
          </table:table-cell>
          <table:table-cell table:style-name="ce62"/>
          <table:table-cell table:style-name="ce66" table:formula="of:=textjoin(&quot;&quot;; 1; DEC2HEX([.C53]+[.D53]); DEC2HEX([.E53]+[.F53]+[.G53]+[.H53]); &quot;,&quot; ;DEC2HEX([.J53]+[.K53]+[.L53]+[.M53]); DEC2HEX([.N53]+[.O53]+[.P53]+[.Q53]))" office:value-type="string" office:string-value="" calcext:value-type="error">
            <text:p>#VALUE!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4"/>
          <table:table-cell table:style-name="ce10" office:value-type="string" calcext:value-type="string">
            <text:p>16¹ =</text:p>
          </table:table-cell>
          <table:table-cell table:style-name="ce31" table:formula="of:=pow(4; 2)" office:value-type="float" office:value="16" calcext:value-type="float">
            <text:p>16</text:p>
          </table:table-cell>
          <table:table-cell table:style-name="ce10"/>
          <table:table-cell table:style-name="ce31"/>
          <table:table-cell table:style-name="ce26" office:value-type="string" calcext:value-type="string">
            <text:p>16⁰ =</text:p>
          </table:table-cell>
          <table:table-cell table:style-name="ce21" table:formula="of:=pow(4; 0)" office:value-type="float" office:value="1" calcext:value-type="float">
            <text:p>1</text:p>
          </table:table-cell>
          <table:table-cell table:style-name="ce43"/>
          <table:table-cell table:style-name="ce10"/>
          <table:table-cell table:style-name="ce31"/>
          <table:table-cell table:style-name="ce26" office:value-type="string" calcext:value-type="string">
            <text:p>4-¹=</text:p>
          </table:table-cell>
          <table:table-cell table:style-name="ce31" office:value-type="string" calcext:value-type="string">
            <text:p>/16</text:p>
          </table:table-cell>
          <table:table-cell table:style-name="ce10"/>
          <table:table-cell table:style-name="ce31"/>
          <table:table-cell table:style-name="ce26" office:value-type="string" calcext:value-type="string">
            <text:p>4-²=</text:p>
          </table:table-cell>
          <table:table-cell table:style-name="ce21" office:value-type="string" calcext:value-type="string">
            <text:p>/256</text:p>
          </table:table-cell>
          <table:covered-table-cell table:style-name="ce57"/>
          <table:covered-table-cell/>
          <table:table-cell table:style-name="ce61" table:number-columns-spanned="3" table:number-rows-spanned="2"/>
          <table:covered-table-cell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5"/>
          <table:table-cell table:style-name="ce11" table:formula="of:=IF([.C51]=1; 2; &quot;&quot;)">
            <text:p/>
          </table:table-cell>
          <table:table-cell table:style-name="ce27" table:formula="of:=IF([.D51]=1; 1; &quot;&quot;)">
            <text:p/>
          </table:table-cell>
          <table:table-cell table:style-name="ce11" table:formula="of:=IF([.E51]=1; 8; &quot;&quot;)">
            <text:p/>
          </table:table-cell>
          <table:table-cell table:style-name="ce27" table:formula="of:=IF([.F51]=1; 4; &quot;&quot;)">
            <text:p/>
          </table:table-cell>
          <table:table-cell table:style-name="ce27" table:formula="of:=IF([.G51]=1; 2; &quot;&quot;)">
            <text:p/>
          </table:table-cell>
          <table:table-cell table:style-name="ce22" table:formula="of:=IF([.H51]=1; 1; &quot;&quot;)">
            <text:p/>
          </table:table-cell>
          <table:table-cell table:style-name="ce44"/>
          <table:table-cell table:style-name="ce11" table:formula="of:=IF([.J51]=1; 8; &quot;&quot;)" office:value-type="float" office:value="8" calcext:value-type="float">
            <text:p>8</text:p>
          </table:table-cell>
          <table:table-cell table:style-name="ce27" table:formula="of:=IF([.K51]=1; 4; &quot;&quot;)">
            <text:p/>
          </table:table-cell>
          <table:table-cell table:style-name="ce27" table:formula="of:=IF([.L51]=1; 2; &quot;&quot;)" office:value-type="float" office:value="2" calcext:value-type="float">
            <text:p>2</text:p>
          </table:table-cell>
          <table:table-cell table:style-name="ce22" table:formula="of:=IF([.M51]=1; 1; &quot;&quot;)">
            <text:p/>
          </table:table-cell>
          <table:table-cell table:style-name="ce11" table:formula="of:=IF([.N51]=1; 8; &quot;&quot;)" office:value-type="float" office:value="8" calcext:value-type="float">
            <text:p>8</text:p>
          </table:table-cell>
          <table:table-cell table:style-name="ce27" table:formula="of:=IF([.O51]=1; 4; &quot;&quot;)" office:value-type="float" office:value="4" calcext:value-type="float">
            <text:p>4</text:p>
          </table:table-cell>
          <table:table-cell table:style-name="ce27" table:formula="of:=IF([.P51]=1; 2; &quot;&quot;)">
            <text:p/>
          </table:table-cell>
          <table:table-cell table:style-name="ce22" table:formula="of:=IF([.Q51]=1; 1; &quot;&quot;)">
            <text:p/>
          </table:table-cell>
          <table:covered-table-cell table:style-name="ce57"/>
          <table:covered-table-cell table:number-columns-repeated="4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table:formula="of:=(BIN2DEC([.C54]) *pow(2; 5)) +(BIN2DEC([.D54]) *pow(2; 4)) +(BIN2DEC([.E54]) *pow(2; 3)) +(BIN2DEC([.F54]) *pow(2; 2)) +(BIN2DEC([.G54]) *pow(2; 1)) +(BIN2DEC([.H54]) *pow(2; 0)) + (pow(2;-1)*[.J54]) + (pow(2;-2)*[.K54]) + (pow(2;-3)*[.L54]) + (pow(2;-4)*[.M54]) + (pow(2;-5)*[.N54]) + (pow(2;-6)*[.O54]) + (pow(2;-7)*[.P54]) + (pow(2;-8)*[.Q54])" office:value-type="float" office:value="0.671875" calcext:value-type="float" table:number-columns-spanned="1" table:number-rows-spanned="3">
            <text:p>0.67187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2"/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covered-table-cell table:style-name="ce57"/>
          <table:covered-table-cell/>
          <table:table-cell table:style-name="ce66" table:formula="of:=textjoin(&quot; + &quot;; 1; IF(([.C56]+[.D56]) = 0; &quot;&quot;; ([.C56]+[.D56])*[.D55]); IF(([.E56]+[.F56]+[.G56]+[.H56]) = 0; &quot;&quot;; ([.E56]+[.F56]+[.G56]+[.H56])*[.H55]); IF(([.J56]+[.K56]+[.L56]+[.M56]) = 0; &quot;&quot;; textjoin(&quot;&quot;; 1; ([.J56]+[.K56]+[.L56]+[.M56]); [.M55])); IF(([.N56]+[.O56]+[.P56]+[.Q56]) = 0; &quot;&quot;; textjoin(&quot;&quot;; 1; ([.N56]+[.O56]+[.P56]+[.Q56]); [.Q55]));)" office:value-type="string" office:string-value="" calcext:value-type="error">
            <text:p>#VALUE!</text:p>
          </table:table-cell>
          <table:table-cell table:style-name="ce62"/>
          <table:table-cell table:style-name="ce66" table:formula="of:=textjoin(&quot;&quot;; 1; DEC2HEX([.C56]+[.D56]); DEC2HEX([.E56]+[.F56]+[.G56]+[.H56]); &quot;,&quot; ;DEC2HEX([.J56]+[.K56]+[.L56]+[.M56]); DEC2HEX([.N56]+[.O56]+[.P56]+[.Q56]))" office:value-type="string" office:string-value="" calcext:value-type="error">
            <text:p>#VALUE!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4"/>
          <table:table-cell table:style-name="ce13" office:value-type="string" calcext:value-type="string">
            <text:p>16¹ =</text:p>
          </table:table-cell>
          <table:table-cell table:style-name="ce32" table:formula="of:=pow(4; 2)" office:value-type="float" office:value="16" calcext:value-type="float">
            <text:p>16</text:p>
          </table:table-cell>
          <table:table-cell table:style-name="ce13"/>
          <table:table-cell table:style-name="ce32"/>
          <table:table-cell table:style-name="ce38" office:value-type="string" calcext:value-type="string">
            <text:p>16⁰ =</text:p>
          </table:table-cell>
          <table:table-cell table:style-name="ce24" table:formula="of:=pow(4; 0)" office:value-type="float" office:value="1" calcext:value-type="float">
            <text:p>1</text:p>
          </table:table-cell>
          <table:table-cell table:style-name="ce43"/>
          <table:table-cell table:style-name="ce13"/>
          <table:table-cell table:style-name="ce32"/>
          <table:table-cell table:style-name="ce38" office:value-type="string" calcext:value-type="string">
            <text:p>4-¹=</text:p>
          </table:table-cell>
          <table:table-cell table:style-name="ce32" office:value-type="string" calcext:value-type="string">
            <text:p>/16</text:p>
          </table:table-cell>
          <table:table-cell table:style-name="ce13"/>
          <table:table-cell table:style-name="ce32"/>
          <table:table-cell table:style-name="ce38" office:value-type="string" calcext:value-type="string">
            <text:p>4-²=</text:p>
          </table:table-cell>
          <table:table-cell table:style-name="ce24" office:value-type="string" calcext:value-type="string">
            <text:p>/256</text:p>
          </table:table-cell>
          <table:covered-table-cell table:style-name="ce57"/>
          <table:covered-table-cell/>
          <table:table-cell table:style-name="ce61" table:number-columns-spanned="3" table:number-rows-spanned="2"/>
          <table:covered-table-cell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5"/>
          <table:table-cell table:style-name="ce19" table:formula="of:=IF([.C54]=1; 2; &quot;&quot;)">
            <text:p/>
          </table:table-cell>
          <table:table-cell table:style-name="ce33" table:formula="of:=IF([.D54]=1; 1; &quot;&quot;)">
            <text:p/>
          </table:table-cell>
          <table:table-cell table:style-name="ce19" table:formula="of:=IF([.E54]=1; 8; &quot;&quot;)">
            <text:p/>
          </table:table-cell>
          <table:table-cell table:style-name="ce33" table:formula="of:=IF([.F54]=1; 4; &quot;&quot;)">
            <text:p/>
          </table:table-cell>
          <table:table-cell table:style-name="ce33" table:formula="of:=IF([.G54]=1; 2; &quot;&quot;)">
            <text:p/>
          </table:table-cell>
          <table:table-cell table:style-name="ce40" table:formula="of:=IF([.H54]=1; 1; &quot;&quot;)">
            <text:p/>
          </table:table-cell>
          <table:table-cell table:style-name="ce43"/>
          <table:table-cell table:style-name="ce19" table:formula="of:=IF([.J54]=1; 8; &quot;&quot;)" office:value-type="float" office:value="8" calcext:value-type="float">
            <text:p>8</text:p>
          </table:table-cell>
          <table:table-cell table:style-name="ce33" table:formula="of:=IF([.K54]=1; 4; &quot;&quot;)">
            <text:p/>
          </table:table-cell>
          <table:table-cell table:style-name="ce33" table:formula="of:=IF([.L54]=1; 2; &quot;&quot;)" office:value-type="float" office:value="2" calcext:value-type="float">
            <text:p>2</text:p>
          </table:table-cell>
          <table:table-cell table:style-name="ce40" table:formula="of:=IF([.M54]=1; 1; &quot;&quot;)">
            <text:p/>
          </table:table-cell>
          <table:table-cell table:style-name="ce19" table:formula="of:=IF([.N54]=1; 8; &quot;&quot;)" office:value-type="float" office:value="8" calcext:value-type="float">
            <text:p>8</text:p>
          </table:table-cell>
          <table:table-cell table:style-name="ce33" table:formula="of:=IF([.O54]=1; 4; &quot;&quot;)" office:value-type="float" office:value="4" calcext:value-type="float">
            <text:p>4</text:p>
          </table:table-cell>
          <table:table-cell table:style-name="ce33" table:formula="of:=IF([.P54]=1; 2; &quot;&quot;)">
            <text:p/>
          </table:table-cell>
          <table:table-cell table:style-name="ce40" table:formula="of:=IF([.Q54]=1; 1; &quot;&quot;)">
            <text:p/>
          </table:table-cell>
          <table:covered-table-cell table:style-name="ce57"/>
          <table:covered-table-cell table:number-columns-repeated="4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3" table:formula="of:=(BIN2DEC([.C57]) *pow(2; 5)) +(BIN2DEC([.D57]) *pow(2; 4)) +(BIN2DEC([.E57]) *pow(2; 3)) +(BIN2DEC([.F57]) *pow(2; 2)) +(BIN2DEC([.G57]) *pow(2; 1)) +(BIN2DEC([.H57]) *pow(2; 0)) + (pow(2;-1)*[.J57]) + (pow(2;-2)*[.K57]) + (pow(2;-3)*[.L57]) + (pow(2;-4)*[.M57]) + (pow(2;-5)*[.N57]) + (pow(2;-6)*[.O57]) + (pow(2;-7)*[.P57]) + (pow(2;-8)*[.Q57])" office:value-type="float" office:value="14.5625" calcext:value-type="float" table:number-columns-spanned="1" table:number-rows-spanned="3">
            <text:p>14.562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42"/>
          <table:table-cell table:style-name="ce9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52" office:value-type="float" office:value="0" calcext:value-type="float">
            <text:p>0</text:p>
          </table:table-cell>
          <table:covered-table-cell table:style-name="ce57"/>
          <table:covered-table-cell/>
          <table:table-cell table:style-name="ce66" table:formula="of:=textjoin(&quot; + &quot;; 1; IF(([.C59]+[.D59]) = 0; &quot;&quot;; ([.C59]+[.D59])*[.D58]); IF(([.E59]+[.F59]+[.G59]+[.H59]) = 0; &quot;&quot;; ([.E59]+[.F59]+[.G59]+[.H59])*[.H58]); IF(([.J59]+[.K59]+[.L59]+[.M59]) = 0; &quot;&quot;; textjoin(&quot;&quot;; 1; ([.J59]+[.K59]+[.L59]+[.M59]); [.M58])); IF(([.N59]+[.O59]+[.P59]+[.Q59]) = 0; &quot;&quot;; textjoin(&quot;&quot;; 1; ([.N59]+[.O59]+[.P59]+[.Q59]); [.Q58]));)" office:value-type="string" office:string-value="" calcext:value-type="error">
            <text:p>#VALUE!</text:p>
          </table:table-cell>
          <table:table-cell table:style-name="ce62"/>
          <table:table-cell table:style-name="ce66" table:formula="of:=textjoin(&quot;&quot;; 1; DEC2HEX([.C59]+[.D59]); DEC2HEX([.E59]+[.F59]+[.G59]+[.H59]); &quot;,&quot; ;DEC2HEX([.J59]+[.K59]+[.L59]+[.M59]); DEC2HEX([.N59]+[.O59]+[.P59]+[.Q59]))" office:value-type="string" office:string-value="" calcext:value-type="error">
            <text:p>#VALUE!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4"/>
          <table:table-cell table:style-name="ce10" office:value-type="string" calcext:value-type="string">
            <text:p>16¹ =</text:p>
          </table:table-cell>
          <table:table-cell table:style-name="ce31" table:formula="of:=pow(4; 2)" office:value-type="float" office:value="16" calcext:value-type="float">
            <text:p>16</text:p>
          </table:table-cell>
          <table:table-cell table:style-name="ce10"/>
          <table:table-cell table:style-name="ce31"/>
          <table:table-cell table:style-name="ce26" office:value-type="string" calcext:value-type="string">
            <text:p>16⁰ =</text:p>
          </table:table-cell>
          <table:table-cell table:style-name="ce21" table:formula="of:=pow(4; 0)" office:value-type="float" office:value="1" calcext:value-type="float">
            <text:p>1</text:p>
          </table:table-cell>
          <table:table-cell table:style-name="ce43"/>
          <table:table-cell table:style-name="ce10"/>
          <table:table-cell table:style-name="ce31"/>
          <table:table-cell table:style-name="ce26" office:value-type="string" calcext:value-type="string">
            <text:p>4-¹=</text:p>
          </table:table-cell>
          <table:table-cell table:style-name="ce31" office:value-type="string" calcext:value-type="string">
            <text:p>/16</text:p>
          </table:table-cell>
          <table:table-cell table:style-name="ce10"/>
          <table:table-cell table:style-name="ce31"/>
          <table:table-cell table:style-name="ce26" office:value-type="string" calcext:value-type="string">
            <text:p>4-²=</text:p>
          </table:table-cell>
          <table:table-cell table:style-name="ce21" office:value-type="string" calcext:value-type="string">
            <text:p>/256</text:p>
          </table:table-cell>
          <table:covered-table-cell table:style-name="ce57"/>
          <table:covered-table-cell/>
          <table:table-cell table:style-name="ce64" table:number-columns-spanned="3" table:number-rows-spanned="2"/>
          <table:covered-table-cell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covered-table-cell table:style-name="ce5"/>
          <table:table-cell table:style-name="ce11" table:formula="of:=IF([.C57]=1; 2; &quot;&quot;)">
            <text:p/>
          </table:table-cell>
          <table:table-cell table:style-name="ce27" table:formula="of:=IF([.D57]=1; 1; &quot;&quot;)">
            <text:p/>
          </table:table-cell>
          <table:table-cell table:style-name="ce11" table:formula="of:=IF([.E57]=1; 8; &quot;&quot;)" office:value-type="float" office:value="8" calcext:value-type="float">
            <text:p>8</text:p>
          </table:table-cell>
          <table:table-cell table:style-name="ce27" table:formula="of:=IF([.F57]=1; 4; &quot;&quot;)" office:value-type="float" office:value="4" calcext:value-type="float">
            <text:p>4</text:p>
          </table:table-cell>
          <table:table-cell table:style-name="ce27" table:formula="of:=IF([.G57]=1; 2; &quot;&quot;)" office:value-type="float" office:value="2" calcext:value-type="float">
            <text:p>2</text:p>
          </table:table-cell>
          <table:table-cell table:style-name="ce22" table:formula="of:=IF([.H57]=1; 1; &quot;&quot;)">
            <text:p/>
          </table:table-cell>
          <table:table-cell table:style-name="ce44"/>
          <table:table-cell table:style-name="ce11" table:formula="of:=IF([.J57]=1; 8; &quot;&quot;)" office:value-type="float" office:value="8" calcext:value-type="float">
            <text:p>8</text:p>
          </table:table-cell>
          <table:table-cell table:style-name="ce27" table:formula="of:=IF([.K57]=1; 4; &quot;&quot;)">
            <text:p/>
          </table:table-cell>
          <table:table-cell table:style-name="ce27" table:formula="of:=IF([.L57]=1; 2; &quot;&quot;)">
            <text:p/>
          </table:table-cell>
          <table:table-cell table:style-name="ce22" table:formula="of:=IF([.M57]=1; 1; &quot;&quot;)" office:value-type="float" office:value="1" calcext:value-type="float">
            <text:p>1</text:p>
          </table:table-cell>
          <table:table-cell table:style-name="ce11" table:formula="of:=IF([.N57]=1; 8; &quot;&quot;)">
            <text:p/>
          </table:table-cell>
          <table:table-cell table:style-name="ce27" table:formula="of:=IF([.O57]=1; 4; &quot;&quot;)">
            <text:p/>
          </table:table-cell>
          <table:table-cell table:style-name="ce27" table:formula="of:=IF([.P57]=1; 2; &quot;&quot;)">
            <text:p/>
          </table:table-cell>
          <table:table-cell table:style-name="ce22" table:formula="of:=IF([.Q57]=1; 1; &quot;&quot;)">
            <text:p/>
          </table:table-cell>
          <table:covered-table-cell table:style-name="ce57"/>
          <table:covered-table-cell table:number-columns-repeated="4"/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 table:number-columns-spanned="15" table:number-rows-spanned="1">
            <text:p>LUÍS AUGUSTO LIMA DE OLIVEIRA - 805413</text:p>
          </table:table-cell>
          <table:covered-table-cell table:number-columns-repeated="14"/>
          <table:table-cell table:style-name="ce1" table:number-columns-repeated="3"/>
          <table:table-cell table:style-name="ce67" office:value-type="string" calcext:value-type="string">
            <text:p>bin2base16</text:p>
          </table:table-cell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6" meta:object-count="0"/>
    <meta:generator>LibreOfficeDev/6.0.5.2$Linux_X86_64 LibreOffice_project/</meta:generator>
  </office:meta>
</office:document-meta>
</file>